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ZapfDingbats" svg:font-family="ZapfDingbat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Segoe UI" svg:font-family="'Segoe UI'" style:font-family-generic="swiss"/>
    <style:font-face style:name="Courier New1" svg:font-family="'Courier New'" style:font-family-generic="modern" style:font-pitch="fixed"/>
    <style:font-face style:name="ZapfDingbats1" svg:font-family="ZapfDingbats" style:font-family-generic="decorative" style:font-pitch="variable"/>
    <style:font-face style:name="TheSansMonoConNormal1" svg:font-family="TheSansMonoConNormal, 'Times New Roman'" style:font-family-generic="modern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PMingLiU" svg:font-family="PMingLiU, 新細明體" style:font-family-generic="roman" style:font-pitch="variable"/>
    <style:font-face style:name="TheSansMonoConNormal" svg:font-family="TheSansMonoConNorm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Utopia" svg:font-family="Utopia" style:font-family-generic="roman" style:font-pitch="variable"/>
    <style:font-face style:name="Utopia Black" svg:font-family="'Utopia Black'" style:font-family-generic="roman" style:font-pitch="variable"/>
    <style:font-face style:name="Utopia Bold" svg:font-family="'Utopia Bold'" style:font-family-generic="roman" style:font-pitch="variable"/>
    <style:font-face style:name="Utopia1" svg:font-family="Utopia, 'Courier New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HelveticaNeue Condensed" svg:font-family="'HelveticaNeue Condensed'" style:font-family-generic="swiss" style:font-pitch="variable"/>
    <style:font-face style:name="HelveticaNeue Condensed1" svg:font-family="'HelveticaNeue Condensed', 'Times New Roman'" style:font-family-generic="swiss" style:font-pitch="variable"/>
    <style:font-face style:name="HelveticaNeue MediumCond1" svg:font-family="'HelveticaNeue MediumCond'" style:font-family-generic="swiss" style:font-pitch="variable"/>
    <style:font-face style:name="HelveticaNeue MediumCond" svg:font-family="'HelveticaNeue MediumCond', 'Times New Roman'" style:font-family-generic="swiss" style:font-pitch="variable"/>
    <style:font-face style:name="HelveticaNeue MediumExt" svg:font-family="'HelveticaNeue MediumExt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heSansMonoConBlack" svg:font-family="TheSansMonoConBlack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Code">
      <style:text-properties style:font-name-asian="TheSansMonoConNormal1"/>
    </style:style>
    <style:style style:name="P2" style:family="paragraph" style:parent-style-name="Body_20_Text_20_Cont">
      <style:text-properties style:use-window-font-color="true" style:font-name="Utopia" fo:font-size="11pt" fo:language="en" fo:country="GB" style:font-name-asian="Calibri" style:font-size-asian="11pt" style:font-name-complex="Utopia" style:font-size-complex="11pt" style:language-complex="ar" style:country-complex="SA"/>
    </style:style>
    <style:style style:name="P3" style:family="paragraph" style:parent-style-name="Chapter_20_Title">
      <style:text-properties fo:color="#bfbfbf" style:font-name="ZapfDingbats" fo:font-size="14pt" officeooo:paragraph-rsid="000f53a2" style:font-name-asian="ZapfDingbats" style:font-size-asian="14pt" style:font-name-complex="ZapfDingbats" style:font-size-complex="14pt"/>
    </style:style>
    <style:style style:name="P4" style:family="paragraph" style:parent-style-name="Chapter_20_Title">
      <style:text-properties officeooo:paragraph-rsid="000f53a2"/>
    </style:style>
    <style:style style:name="P5" style:family="paragraph" style:parent-style-name="Standard">
      <style:paragraph-properties fo:text-align="justify" style:justify-single-word="false"/>
      <style:text-properties officeooo:paragraph-rsid="000f53a2"/>
    </style:style>
    <style:style style:name="P6" style:family="paragraph" style:parent-style-name="Chapter_20_Number" style:master-page-name="Standard">
      <style:paragraph-properties style:page-number="auto"/>
      <style:text-properties officeooo:paragraph-rsid="000f53a2"/>
    </style:style>
    <style:style style:name="P7" style:family="paragraph" style:parent-style-name="Bullet" style:list-style-name="WW8Num2">
      <style:paragraph-properties style:line-height-at-least="0.0693in"/>
    </style:style>
    <style:style style:name="P8" style:family="paragraph" style:parent-style-name="Code">
      <style:text-properties style:use-window-font-color="true" style:font-name="TheSansMonoConNormal" fo:font-size="11pt" fo:language="zxx" fo:country="none" style:font-name-asian="Calibri" style:font-size-asian="11pt" style:language-asian="zxx" style:country-asian="none" style:font-name-complex="TheSansMonoConNormal" style:font-size-complex="11pt" style:language-complex="ar" style:country-complex="SA"/>
    </style:style>
    <style:style style:name="P9" style:family="paragraph" style:parent-style-name="Code">
      <style:text-properties style:font-name-asian="TheSansMonoConNormal1"/>
    </style:style>
    <style:style style:name="P1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name-asian="HelveticaNeue Condensed1" style:font-weight-asian="bold"/>
    </style:style>
    <style:style style:name="T6" style:family="text">
      <style:text-properties style:font-name-asian="TheSansMonoConNormal1"/>
    </style:style>
    <style:style style:name="T7" style:family="text">
      <style:text-properties style:use-window-font-color="true" style:font-name="Utopia" fo:font-size="11pt" fo:language="en" fo:country="GB" style:font-name-asian="Calibri" style:font-size-asian="11pt" style:font-name-complex="Utopia" style:font-size-complex="11pt" style:language-complex="ar" style:country-complex="SA"/>
    </style:style>
    <style:style style:name="T8" style:family="text">
      <style:text-properties style:use-window-font-color="true" style:font-name="Utopia" fo:font-size="11pt" fo:language="en" fo:country="GB" fo:font-weight="bold" style:font-name-asian="Calibri" style:font-size-asian="11pt" style:font-weight-asian="bold" style:font-name-complex="Utopia" style:font-size-complex="11pt" style:language-complex="ar" style:country-complex="SA" style:font-weight-complex="bold"/>
    </style:style>
    <style:style style:name="T9" style:family="text">
      <style:text-properties style:use-window-font-color="true" style:font-name="TheSansMonoConNormal" fo:font-size="11pt" fo:language="zxx" fo:country="none" style:font-name-asian="Calibri" style:font-size-asian="11pt" style:language-asian="zxx" style:country-asian="none" style:font-name-complex="TheSansMonoConNormal" style:font-size-complex="11pt" style:language-complex="ar" style:country-complex="SA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000000" style:font-name="TheSansMonoConNormal" fo:font-size="11pt" fo:language="zxx" fo:country="none" fo:font-style="italic" fo:background-color="transparent" loext:char-shading-value="0" style:font-name-asian="Calibri" style:font-size-asian="11pt" style:language-asian="zxx" style:country-asian="none" style:font-style-asian="italic" style:font-name-complex="TheSansMonoConNormal" style:font-size-complex="11pt" style:language-complex="ar" style:country-complex="SA"/>
    </style:style>
    <style:style style:name="T12" style:family="text">
      <style:text-properties officeooo:rsid="0014eb72"/>
    </style:style>
    <style:style style:name="T13" style:family="text">
      <style:text-properties officeooo:rsid="000f53a2"/>
    </style:style>
    <style:style style:name="T14" style:family="text">
      <style:text-properties officeooo:rsid="0013f2a9"/>
    </style:style>
    <style:style style:name="T15" style:family="text">
      <style:text-properties fo:color="#000000" style:text-outline="false" style:text-line-through-style="none" style:text-line-through-typ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tracked-changes>
        <text:changed-region xml:id="ct93895268390752" text:id="ct93895268390752">
          <text:insertion>
            <office:change-info>
              <dc:creator>Ray Lischner</dc:creator>
              <dc:date>2020-04-28T09:07:29</dc:date>
            </office:change-info>
          </text:insertion>
        </text:changed-region>
        <text:changed-region xml:id="ct93895273077632" text:id="ct93895273077632">
          <text:deletion>
            <office:change-info>
              <dc:creator>Ray Lischner</dc:creator>
              <dc:date>2020-04-28T10:22:56</dc:date>
            </office:change-info>
            <text:p text:style-name="Chapter_20_Title"/>
            <text:p text:style-name="Chapter_20_Title"/>
            <text:p text:style-name="Body_20_Text_20_First"/>
          </text:deletion>
        </text:changed-region>
        <text:changed-region xml:id="ct93895293571360" text:id="ct93895293571360">
          <text:deletion>
            <office:change-info>
              <dc:creator>Ray Lischner</dc:creator>
              <dc:date>2020-04-28T09:08:27</dc:date>
            </office:change-info>
            <text:p text:style-name="P8">#include &lt;iomanip&gt;</text:p>
            <text:p text:style-name="P8">#include &lt;iostream&gt;</text:p>
          </text:deletion>
        </text:changed-region>
        <text:changed-region xml:id="ct93895293571600" text:id="ct93895293571600">
          <text:insertion>
            <office:change-info>
              <dc:creator>Ray Lischner</dc:creator>
              <dc:date>2020-04-28T09:08:06</dc:date>
            </office:change-info>
          </text:insertion>
        </text:changed-region>
        <text:changed-region xml:id="ct93895362676736" text:id="ct93895362676736">
          <text:deletion>
            <office:change-info>
              <dc:creator>Ray Lischner</dc:creator>
              <dc:date>2020-04-28T09:08:06</dc:date>
            </office:change-info>
            <text:p text:style-name="P8">#include &lt;map&gt;</text:p>
          </text:deletion>
        </text:changed-region>
        <text:changed-region xml:id="ct93895212167344" text:id="ct93895212167344">
          <text:insertion>
            <office:change-info>
              <dc:creator>Ray Lischner</dc:creator>
              <dc:date>2020-04-28T09:08:06</dc:date>
            </office:change-info>
          </text:insertion>
        </text:changed-region>
        <text:changed-region xml:id="ct93895291025296" text:id="ct93895291025296">
          <text:deletion>
            <office:change-info>
              <dc:creator>Ray Lischner</dc:creator>
              <dc:date>2020-04-28T09:08:06</dc:date>
            </office:change-info>
            <text:p text:style-name="P8">#include &lt;string&gt;</text:p>
          </text:deletion>
        </text:changed-region>
        <text:changed-region xml:id="ct93895212167600" text:id="ct93895212167600">
          <text:insertion>
            <office:change-info>
              <dc:creator>Ray Lischner</dc:creator>
              <dc:date>2020-04-28T09:08:06</dc:date>
            </office:change-info>
          </text:insertion>
        </text:changed-region>
        <text:changed-region xml:id="ct93895189411568" text:id="ct93895189411568">
          <text:insertion>
            <office:change-info>
              <dc:creator>Ray Lischner</dc:creator>
              <dc:date>2020-04-28T09:09:08</dc:date>
            </office:change-info>
          </text:insertion>
        </text:changed-region>
        <text:changed-region xml:id="ct93895223690944" text:id="ct93895223690944">
          <text:deletion>
            <office:change-info>
              <dc:creator>Ray Lischner</dc:creator>
              <dc:date>2020-04-28T09:08:06</dc:date>
            </office:change-info>
            <text:p text:style-name="P8">#include &lt;iostream&gt;</text:p>
          </text:deletion>
        </text:changed-region>
        <text:changed-region xml:id="ct93895223690704" text:id="ct93895223690704">
          <text:deletion>
            <office:change-info>
              <dc:creator>Ray Lischner</dc:creator>
              <dc:date>2020-04-28T09:09:27</dc:date>
            </office:change-info>
            <text:p text:style-name="P8"/>
            <text:p text:style-name="P8"/>
          </text:deletion>
        </text:changed-region>
        <text:changed-region xml:id="ct93895223690464" text:id="ct93895223690464">
          <text:deletion>
            <office:change-info>
              <dc:creator>Ray Lischner</dc:creator>
              <dc:date>2020-04-28T09:08:06</dc:date>
            </office:change-info>
            <text:p text:style-name="P8">#include &lt;iomanip&gt;</text:p>
          </text:deletion>
        </text:changed-region>
        <text:changed-region xml:id="ct93895327298944" text:id="ct93895327298944">
          <text:insertion>
            <office:change-info>
              <dc:creator>Ray Lischner</dc:creator>
              <dc:date>2020-04-28T09:08:06</dc:date>
            </office:change-info>
          </text:insertion>
        </text:changed-region>
        <text:changed-region xml:id="ct93895190118544" text:id="ct93895190118544">
          <text:deletion>
            <office:change-info>
              <dc:creator>Ray Lischner</dc:creator>
              <dc:date>2020-04-28T09:08:06</dc:date>
            </office:change-info>
            <text:p text:style-name="P8">#include &lt;map&gt;</text:p>
          </text:deletion>
        </text:changed-region>
        <text:changed-region xml:id="ct93895309398160" text:id="ct93895309398160">
          <text:insertion>
            <office:change-info>
              <dc:creator>Ray Lischner</dc:creator>
              <dc:date>2020-04-28T09:08:06</dc:date>
            </office:change-info>
          </text:insertion>
        </text:changed-region>
        <text:changed-region xml:id="ct93895281973696" text:id="ct93895281973696">
          <text:deletion>
            <office:change-info>
              <dc:creator>Ray Lischner</dc:creator>
              <dc:date>2020-04-28T09:08:06</dc:date>
            </office:change-info>
            <text:p text:style-name="P8">#include &lt;string&gt;</text:p>
          </text:deletion>
        </text:changed-region>
        <text:changed-region xml:id="ct93895281974176" text:id="ct93895281974176">
          <text:insertion>
            <office:change-info>
              <dc:creator>Ray Lischner</dc:creator>
              <dc:date>2020-04-28T09:08:06</dc:date>
            </office:change-info>
          </text:insertion>
        </text:changed-region>
        <text:changed-region xml:id="ct93895327300176" text:id="ct93895327300176">
          <text:insertion>
            <office:change-info>
              <dc:creator>Ray Lischner</dc:creator>
              <dc:date>2020-04-28T09:09:31</dc:date>
            </office:change-info>
          </text:insertion>
        </text:changed-region>
        <text:changed-region xml:id="ct93895259335824" text:id="ct93895259335824">
          <text:format-change>
            <office:change-info>
              <dc:creator>Ray Lischner</dc:creator>
              <dc:date>2020-04-28T09:14:39</dc:date>
            </office:change-info>
          </text:format-change>
        </text:changed-region>
        <text:changed-region xml:id="ct93895230174784" text:id="ct93895230174784">
          <text:format-change>
            <office:change-info>
              <dc:creator>Ray Lischner</dc:creator>
              <dc:date>2020-04-28T09:14:44</dc:date>
            </office:change-info>
          </text:format-change>
        </text:changed-region>
        <text:changed-region xml:id="ct93895230175152" text:id="ct93895230175152">
          <text:insertion>
            <office:change-info>
              <dc:creator>Ray Lischner</dc:creator>
              <dc:date>2020-04-28T09:09:42</dc:date>
            </office:change-info>
          </text:insertion>
        </text:changed-region>
        <text:changed-region xml:id="ct93895370518336" text:id="ct93895370518336">
          <text:format-change>
            <office:change-info>
              <dc:creator>Ray Lischner</dc:creator>
              <dc:date>2020-04-28T09:14:51</dc:date>
            </office:change-info>
          </text:format-change>
        </text:changed-region>
        <text:changed-region xml:id="ct93895221359024" text:id="ct93895221359024">
          <text:format-change>
            <office:change-info>
              <dc:creator>Ray Lischner</dc:creator>
              <dc:date>2020-04-28T09:14:55</dc:date>
            </office:change-info>
          </text:format-change>
        </text:changed-region>
        <text:changed-region xml:id="ct93895220095968" text:id="ct93895220095968">
          <text:format-change>
            <office:change-info>
              <dc:creator>Ray Lischner</dc:creator>
              <dc:date>2020-04-28T09:15:00</dc:date>
            </office:change-info>
          </text:format-change>
        </text:changed-region>
        <text:changed-region xml:id="ct93895191606304" text:id="ct93895191606304">
          <text:insertion>
            <office:change-info>
              <dc:creator>Ray Lischner</dc:creator>
              <dc:date>2020-04-28T09:15:54</dc:date>
            </office:change-info>
          </text:insertion>
        </text:changed-region>
        <text:changed-region xml:id="ct93895230175744" text:id="ct93895230175744">
          <text:format-change>
            <office:change-info>
              <dc:creator>Ray Lischner</dc:creator>
              <dc:date>2020-04-28T09:15:06</dc:date>
            </office:change-info>
          </text:format-change>
        </text:changed-region>
        <text:changed-region xml:id="ct93895277712880" text:id="ct93895277712880">
          <text:format-change>
            <office:change-info>
              <dc:creator>Ray Lischner</dc:creator>
              <dc:date>2020-04-28T09:15:12</dc:date>
            </office:change-info>
          </text:format-change>
        </text:changed-region>
        <text:changed-region xml:id="ct93895290665088" text:id="ct93895290665088">
          <text:insertion>
            <office:change-info>
              <dc:creator>Ray Lischner</dc:creator>
              <dc:date>2020-04-28T09:16:59</dc:date>
            </office:change-info>
          </text:insertion>
        </text:changed-region>
        <text:changed-region xml:id="ct93895115688496" text:id="ct93895115688496">
          <text:deletion>
            <office:change-info>
              <dc:creator>Ray Lischner</dc:creator>
              <dc:date>2020-04-28T09:17:00</dc:date>
            </office:change-info>
            <text:p text:style-name="Body_20_Text_20_First"><text:span text:style-name="T14">5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change-start text:change-id="ct93895268390752"/>E X P L O R A T I O N <text:s/><text:span text:style-name="T12">1</text:span><text:span text:style-name="T13">6</text:span></text:p>
      <text:p text:style-name="P5"/>
      <text:p text:style-name="P3"></text:p>
      <text:p text:style-name="P4"><text:change-end text:change-id="ct93895268390752"/><office:annotation office:name="__Annotation__2734_2002594317" loext:resolved="false"><dc:creator>Michael Thomas</dc:creator><dc:date>2020-03-10T09:56:08.490000000</dc:date><text:p text:style-name="P10"><text:span text:style-name="T15">Good clean chapter. <text:s/>The document is easy to read and understand.</text:span></text:p>
<text:p text:style-name="P10"><text:span text:style-name="T15"/></text:p>
<text:p text:style-name="P10"><text:span text:style-name="T15">I am running Windows 10 and Visual Studio 2019 16.5.0 Preview 4</text:span></text:p>
<text:p text:style-name="P10"><text:span text:style-name="T15"/></text:p>
<text:p text:style-name="P10"><text:span text:style-name="T15">All links in the chapter work.</text:span></text:p>
</office:annotation>Type Synonyms<office:annotation-end office:name="__Annotation__2734_2002594317"/></text:p>
      <text:p text:style-name="Body_20_Text_20_First"><text:change text:change-id="ct93895273077632"/>Using types such as <text:span text:style-name="Code_20_Inline">std::vector&lt;std::string&gt;::size_type</text:span> or <text:span text:style-name="Code_20_Inline">std::map&lt;std::string,</text:span> <text:span text:style-name="Code_20_Inline">int&gt;::iterator</text:span> can be clumsy, prone to typographical errors, and just plain annoying to type and read. C++ lets you get away with <text:span text:style-name="Code_20_Inline">auto</text:span> sometimes, but not always. Fortunately, C++ lets you define short synonyms for clumsy types. You can also use type synonyms to provide meaningful names for generic types. (The standard library has quite a<text:span text:style-name="T1"> </text:span>few synonyms of the latter variety.) These synonyms are often referred to as typedefs<text:span text:style-name="T1">,</text:span> because <text:span text:style-name="T7">you can define then with the</text:span> <text:span text:style-name="Code_20_Inline">typedef</text:span> <text:span text:style-name="T7">k</text:span>eyword, although in modern C++, the <text:span text:style-name="Code_20_Inline">using</text:span> keyword is more common.</text:p>
      <text:h text:style-name="Heading_20_1" text:outline-level="1"><text:soft-page-break/><text:span text:style-name="Code_20_Inline"><text:span text:style-name="T10">typedef</text:span></text:span> and <text:span text:style-name="Code_20_Inline"><text:span text:style-name="T10">using</text:span></text:span> Declarations</text:h>
      <text:p text:style-name="Body_20_Text_20_First">C++ inherits the basic syntax and semantics of <text:span text:style-name="Code_20_Inline">typedef</text:span> from C, so you might already be familiar with this keyword. If so, please bear with me while I<text:span text:style-name="T1"> </text:span>bring other readers up to speed.</text:p>
      <text:p text:style-name="Body_20_Text_20_Cont">The idea of a <text:span text:style-name="Code_20_Inline">typedef</text:span> is to create a synonym, or alias, for another type. There are two compelling reasons for creating type synonyms.</text:p>
      <text:list xml:id="list680719883" text:style-name="WW8Num2">
        <text:list-item>
          <text:p text:style-name="P7">They create a short synonym for a long type name. For example, you may want to use <text:span text:style-name="Code_20_Inline">count_iter</text:span> as a type synonym for <text:span text:style-name="Code_20_Inline">std::map&lt;std::string,int&gt;::iterator</text:span>.</text:p>
        </text:list-item>
        <text:list-item>
          <text:p text:style-name="P7">They create a mnemonic synonym. For example, a program might declare <text:span text:style-name="Code_20_Inline">height</text:span> as a synonym for <text:span text:style-name="Code_20_Inline">int</text:span>, to emphasize that variables of type <text:span text:style-name="Code_20_Inline">height</text:span> store a height value. This information helps the human reader understand the program.</text:p>
        </text:list-item>
      </text:list>
      <text:p text:style-name="Body_20_Text_20_Cont">The basic syntax for a <text:span text:style-name="Code_20_Inline">typedef</text:span> declaration is like defining a variable, except you start with the <text:span text:style-name="Code_20_Inline">typedef</text:span> keyword, and the name of the type synonym takes the place of the variable name.</text:p>
      <text:p text:style-name="Code">typedef std::map&lt;std::string,int&gt;::iterator count_iter;</text:p>
      <text:p text:style-name="Code">typedef int height;</text:p>
      <text:p text:style-name="Body_20_Text_20_Cont">Another way is with the using keyword, in which case the order is reversed, and an equal sign is thrown in for readability:</text:p>
      <text:p text:style-name="Code">using count_iter = std::map&lt;std::string, int&gt;;</text:p>
      <text:p text:style-name="Code">using height = int;</text:p>
      <text:p text:style-name="Body_20_Text_20_Cont">Revisit Listing 15-4 and simplify the program by using a <text:span text:style-name="Code_20_Inline">typedef</text:span> or <text:span text:style-name="Code_20_Inline">using</text:span> declaration. Compare your result with Listing 16-1.</text:p>
      <text:p text:style-name="Code_20_Caption"><text:span text:style-name="T3">Listing</text:span><text:span text:style-name="T2"> </text:span><text:span text:style-name="T3">16-1.</text:span> Counting Words, with a<text:span text:style-name="T1"> </text:span>Clean Program That Uses <text:span text:style-name="Code_20_Inline"><text:span text:style-name="T11">using</text:span></text:span></text:p>
      <text:p text:style-name="P8"><text:change text:change-id="ct93895293571360"/><text:change-start text:change-id="ct93895293571600"/>import &lt;iostream&gt;;<text:change-end text:change-id="ct93895293571600"/></text:p>
      <text:p text:style-name="P8"><text:change text:change-id="ct93895362676736"/><text:change-start text:change-id="ct93895212167344"/>import &lt;map&gt;;<text:change-end text:change-id="ct93895212167344"/></text:p>
      <text:p text:style-name="P8"><text:change text:change-id="ct93895291025296"/><text:change-start text:change-id="ct93895212167600"/>import &lt;string&gt;;<text:change-end text:change-id="ct93895212167600"/></text:p>
      <text:p text:style-name="Code"/>
      <text:p text:style-name="Code">int main()</text:p>
      <text:p text:style-name="Code">{</text:p>
      <text:p text:style-name="Code"><text:span text:style-name="T6"><text:s text:c="2"/></text:span><text:span text:style-name="T9">using count_map = </text:span>std::map&lt;std::string,int&gt;;</text:p>
      <text:p text:style-name="Code"><text:span text:style-name="T6"><text:s text:c="2"/></text:span><text:span text:style-name="T9">using count_iterator =</text:span> count_map::iterator;</text:p>
      <text:p text:style-name="P1"><text:change-start text:change-id="ct93895189411568"/></text:p>
      <text:p text:style-name="Code"><text:change-end text:change-id="ct93895189411568"/><text:soft-page-break/><text:span text:style-name="T6"><text:s text:c="2"/></text:span><text:span text:style-name="T9">count_map</text:span> counts{};</text:p>
      <text:p text:style-name="P1"/>
      <text:p text:style-name="Code"><text:span text:style-name="T6"><text:s text:c="2"/></text:span>// Read words from the standard input and count the number of times</text:p>
      <text:p text:style-name="Code"><text:span text:style-name="T6"><text:s text:c="2"/></text:span>// each word occurs.</text:p>
      <text:p text:style-name="Code"><text:span text:style-name="T6"><text:s text:c="2"/></text:span>std::string word{};</text:p>
      <text:p text:style-name="Code"><text:span text:style-name="T6"><text:s text:c="2"/></text:span>while (std::cin &gt;&gt; word)</text:p>
      <text:p text:style-name="Code"><text:span text:style-name="T6"><text:s text:c="4"/></text:span>++counts[word];</text:p>
      <text:p text:style-name="Code"/>
      <text:p text:style-name="Code"><text:span text:style-name="T6"><text:s text:c="2"/></text:span>count_iterator the{counts.find("the")};</text:p>
      <text:p text:style-name="Code"/>
      <text:p text:style-name="Code"><text:span text:style-name="T6"><text:s text:c="2"/></text:span>if (the == counts.end())</text:p>
      <text:p text:style-name="Code"><text:span text:style-name="T6"><text:s text:c="4"/></text:span>std::cout &lt;&lt; "\"the\": not found\n";</text:p>
      <text:p text:style-name="Code"><text:span text:style-name="T6"><text:s text:c="2"/></text:span>else if (the-&gt;second == 1)</text:p>
      <text:p text:style-name="Code"><text:span text:style-name="T6"><text:s text:c="4"/></text:span>std::cout &lt;&lt; "\"the\": occurs " &lt;&lt; the-&gt;second &lt;&lt; " time\n";</text:p>
      <text:p text:style-name="Code"><text:span text:style-name="T6"><text:s text:c="2"/></text:span>else</text:p>
      <text:p text:style-name="Code"><text:span text:style-name="T6"><text:s text:c="4"/></text:span>std::cout &lt;&lt; "\"the\": occurs " &lt;&lt; the-&gt;second &lt;&lt; " times\n";</text:p>
      <text:p text:style-name="Code">}</text:p>
      <text:p text:style-name="Body_20_Text_20_Cont">I like the new version of this program. It’s a small difference in this little program, but it <text:span text:style-name="T7">offers additional </text:span>clarity and readability. Now I want to throw one more new C++ feature at you. Compare Listing 16-1 with Listing 16-2.</text:p>
      <text:p text:style-name="Code_20_Caption"><text:span text:style-name="T3">Listing</text:span><text:span text:style-name="T2"> </text:span><text:span text:style-name="T3">16-2.</text:span> Counting Words, Moving a Definition Inside an <text:span text:style-name="Code_20_Inline">if</text:span> Statement</text:p>
      <text:p text:style-name="P8"><text:change text:change-id="ct93895223690944"/><text:change text:change-id="ct93895223690704"/><text:change text:change-id="ct93895223690464"/><text:change-start text:change-id="ct93895327298944"/>import &lt;iostream&gt;;<text:change-end text:change-id="ct93895327298944"/></text:p>
      <text:p text:style-name="P8"><text:change text:change-id="ct93895190118544"/><text:change-start text:change-id="ct93895309398160"/>import &lt;map&gt;;<text:change-end text:change-id="ct93895309398160"/></text:p>
      <text:p text:style-name="P8"><text:change text:change-id="ct93895281973696"/><text:change-start text:change-id="ct93895281974176"/>import &lt;string&gt;;<text:change-end text:change-id="ct93895281974176"/></text:p>
      <text:p text:style-name="Code"/>
      <text:p text:style-name="Code">int main()</text:p>
      <text:p text:style-name="Code">{</text:p>
      <text:p text:style-name="Code"><text:span text:style-name="T6"><text:s text:c="2"/></text:span><text:span text:style-name="T9">using count_map = </text:span>std::map&lt;std::string,int&gt;;</text:p>
      <text:p text:style-name="Code"><text:span text:style-name="T6"><text:s text:c="2"/></text:span><text:span text:style-name="T9">using count_iterator =</text:span> count_map::iterator;</text:p>
      <text:p text:style-name="P1"><text:change-start text:change-id="ct93895327300176"/></text:p>
      <text:p text:style-name="Code"><text:change-end text:change-id="ct93895327300176"/><text:span text:style-name="T6"><text:s text:c="2"/></text:span><text:span text:style-name="T9">count_map</text:span> counts{};</text:p>
      <text:p text:style-name="P1"/>
      <text:p text:style-name="Code"><text:span text:style-name="T6"><text:s text:c="2"/></text:span>// Read words from the standard input and count the number of times</text:p>
      <text:p text:style-name="Code"><text:span text:style-name="T6"><text:s text:c="2"/></text:span>// each word occurs.</text:p>
      <text:p text:style-name="Code"><text:span text:style-name="T6"><text:s text:c="2"/></text:span>std::string word{};</text:p>
      <text:p text:style-name="Code"><text:span text:style-name="T6"><text:s text:c="2"/></text:span>while (std::cin &gt;&gt; word)</text:p>
      <text:p text:style-name="Code"><text:span text:style-name="T6"><text:s text:c="4"/></text:span>++counts[word];</text:p>
      <text:p text:style-name="Code"/>
      <text:p text:style-name="Code"><text:span text:style-name="T6"><text:s text:c="2"/></text:span>if (<text:span text:style-name="T4">count_iterator the{counts.find("the")}; </text:span>the == counts.end())</text:p>
      <text:p text:style-name="Code"><text:span text:style-name="T6"><text:s text:c="4"/></text:span>std::cout &lt;&lt; "\"the\": not found\n";</text:p>
      <text:p text:style-name="Code"><text:span text:style-name="T6"><text:s text:c="2"/></text:span>else if (the-&gt;second == 1)</text:p>
      <text:p text:style-name="Code"><text:span text:style-name="T6"><text:s text:c="4"/></text:span>std::cout &lt;&lt; "\"the\": occurs " &lt;&lt; the-&gt;second &lt;&lt; " time\n";</text:p>
      <text:p text:style-name="Code"><text:span text:style-name="T6"><text:s text:c="2"/></text:span>else</text:p>
      <text:p text:style-name="Code"><text:soft-page-break/><text:span text:style-name="T6"><text:s text:c="4"/></text:span>std::cout &lt;&lt; "\"the\": occurs " &lt;&lt; the-&gt;second &lt;&lt; " times\n";</text:p>
      <text:p text:style-name="Code">}</text:p>
      <text:p text:style-name="Body_20_Text_20_Cont">The difference is small: the definition of the variable, <text:change-start text:change-id="ct93895259335824"/><text:span text:style-name="Code_20_Inline">the</text:span><text:change-end text:change-id="ct93895259335824"/>, is now embedded in the condition of the <text:change-start text:change-id="ct93895230174784"/><text:span text:style-name="Code_20_Inline">if</text:span><text:change-end text:change-id="ct93895230174784"/> statement. This change tells the compiler and the human reader that the <office:annotation office:name="__Annotation__4063_2132577490" loext:resolved="false"><dc:creator>Michael Thomas</dc:creator><dc:date>2020-03-10T10:43:44.260000000</dc:date><text:p text:style-name="P10"><text:span text:style-name="T16">Sp?</text:span></text:p>
</office:annotation>condit<text:change-start text:change-id="ct93895230175152"/><text:span text:style-name="T13">i</text:span><text:change-end text:change-id="ct93895230175152"/>on<office:annotation-end office:name="__Annotation__4063_2132577490"/> variable, <text:change-start text:change-id="ct93895370518336"/><text:span text:style-name="Code_20_Inline">the</text:span><text:change-end text:change-id="ct93895370518336"/>, is limited to the <text:change-start text:change-id="ct93895221359024"/><text:span text:style-name="Code_20_Inline">if</text:span><text:change-end text:change-id="ct93895221359024"/> statement and its <text:change-start text:change-id="ct93895220095968"/><text:span text:style-name="Code_20_Inline">else</text:span><text:change-end text:change-id="ct93895220095968"/> part. <text:span text:style-name="T4">Add a line to the end of the program:</text:span></text:p>
      <text:p text:style-name="Code"><text:change-start text:change-id="ct93895191606304"/><text:hidden-text text:condition="ooow:" text:string-value=".txt" text:is-hidden="true"/><text:change-end text:change-id="ct93895191606304"/>auto this_does_not_work{ the };</text:p>
      <text:p text:style-name="Body_20_Text_20_Cont"><text:span text:style-name="T4">Compile </text:span><text:span text:style-name="T8">the new program. What happens?</text:span></text:p>
      <text:p text:style-name="Unnumbered_20_List">_____________________________________________________________</text:p>
      <text:p text:style-name="Unnumbered_20_List">_____________________________________________________________</text:p>
      <text:p text:style-name="P2"><office:annotation office:name="__Annotation__4065_2132577490" loext:resolved="false"><dc:creator>Michael Thomas</dc:creator><dc:date>2020-03-10T10:44:33.760000000</dc:date><text:p text:style-name="P10"><text:span text:style-name="T16">Visual Studio does generate an error as described by the Author.</text:span></text:p>
<text:p text:style-name="P10"><text:span text:style-name="T16"/></text:p>
</office:annotation>The compiler issues an error because the variable, <text:change-start text:change-id="ct93895230175744"/><text:span text:style-name="Code_20_Inline">the</text:span><text:change-end text:change-id="ct93895230175744"/> is not available outside of the <text:change-start text:change-id="ct93895277712880"/><text:span text:style-name="Code_20_Inline">if</text:span><text:change-end text:change-id="ct93895277712880"/> statement. <office:annotation-end office:name="__Annotation__4065_2132577490"/>In small programs such as those in this book, the difference may not seem significant, but in real programs, <office:annotation office:name="__Annotation__4066_2132577490" loext:resolved="false"><dc:creator>Michael Thomas</dc:creator><dc:date>2020-03-10T10:45:14.120000000</dc:date><text:p text:style-name="P10"><text:span text:style-name="T16">This is excellent advice.</text:span></text:p>
</office:annotation>it is critical to limit variables to the narrowest scope possible <office:annotation-end office:name="__Annotation__4066_2132577490"/>in order to avoid mistakes and misunderstandings.</text:p>
      <text:h text:style-name="Heading_20_1" text:outline-level="1">Common typedefs</text:h>
      <text:p text:style-name="Body_20_Text_20_First">The standard library makes heavy use of typedefs, as you have already seen. For example, <text:span text:style-name="Code_20_Inline">std::vector&lt;int&gt;::size_type</text:span> is a<text:span text:style-name="T1"> </text:span>typedef for an integer type. You don’t know which integer type (C++ has several, which you will learn about in Exploration 2<text:change-start text:change-id="ct93895290665088"/><text:span text:style-name="T14">6</text:span><text:change-end text:change-id="ct93895290665088"/><text:change text:change-id="ct93895115688496"/>), nor does it matter. All you <text:span text:style-name="T1">have</text:span> to know is that <text:span text:style-name="Code_20_Inline">size_type</text:span> is the type to use if you want to store a<text:span text:style-name="T1"> </text:span>size or index in a<text:span text:style-name="T1"> </text:span>variable.</text:p>
      <text:p text:style-name="Body_20_Text_20_Cont">Most likely, <text:span text:style-name="Code_20_Inline">size_type</text:span> is a typedef for <text:span text:style-name="Code_20_Inline">std::size_t</text:span>, which is itself a typedef. The <text:span text:style-name="Code_20_Inline">std::size_t</text:span> typedef is a synonym for an integer type that is suitable for representing a size. In particular, C++ has an operator, <text:span text:style-name="Code_20_Inline">sizeof</text:span>, which returns the size in bytes of a type or object. The result of <text:span text:style-name="Code_20_Inline">sizeof</text:span> is an integer of type <text:span text:style-name="Code_20_Inline">std::size_t</text:span>, however a compiler-writer chooses to implement <text:span text:style-name="Code_20_Inline">sizeof</text:span> and <text:span text:style-name="Code_20_Inline">std::size_t</text:span>. </text:p>
      <text:p text:style-name="Note_2f_Tip_2f_Caution"><text:span text:style-name="Dingbat_20_Symbol"><text:span text:style-name="T5"></text:span></text:span><text:span text:style-name="T3">Note</text:span><text:span text:style-name="T1"><text:tab/></text:span>A “byte” is defined as the size of type <text:span text:style-name="Code_20_Inline">char</text:span>. So, by definition, <text:span text:style-name="Code_20_Inline">sizeof(char)</text:span> == 1. The size of other types depends on the implementation. On most popular desktop workstations, <text:span text:style-name="Code_20_Inline">sizeof(int)</text:span> == 4, but 2 and 8 are also likely candidates.</text:p>
      <text:p text:style-name="Body_20_Text_20_Cont"><text:soft-page-break/>Now <text:span text:style-name="T7">let’s </text:span>return to the problem of counting words. This program has a number of usability flaws.</text:p>
      <text:p text:style-name="Body_20_Text_20_Cont"><text:span text:style-name="Strong_20_Emphasis">What can you think of to improve the word-counting program?</text:span></text:p>
      <text:p text:style-name="Unnumbered_20_List">_____________________________________________________________</text:p>
      <text:p text:style-name="Unnumbered_20_List">_____________________________________________________________</text:p>
      <text:p text:style-name="Unnumbered_20_List">_____________________________________________________________</text:p>
      <text:p text:style-name="Body_20_Text_20_Cont">At the top of my list are the following two items:</text:p>
      <text:list xml:id="list102311267214303" text:continue-numbering="true" text:style-name="WW8Num2">
        <text:list-item>
          <text:p text:style-name="P7">Ignore punctuation marks.</text:p>
        </text:list-item>
        <text:list-item>
          <text:p text:style-name="P7">Ignore case differences.</text:p>
        </text:list-item>
      </text:list>
      <text:p text:style-name="Body_20_Text_20_Cont">In order to implement these additional features, you have to learn some more C++. For example, the C++ standard library has functions to test whether a character is punctuation, a digit, an uppercase letter, a lowercase letter, and so on. The next Exploration begins by exploring characters more closely. </text:p>
      <text:p text:style-name="Body_20_Text_20_Cont"><text:bookmark text:name="Ref_Chapter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ZapfDingbats" svg:font-family="ZapfDingbat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Segoe UI" svg:font-family="'Segoe UI'" style:font-family-generic="swiss"/>
    <style:font-face style:name="Courier New1" svg:font-family="'Courier New'" style:font-family-generic="modern" style:font-pitch="fixed"/>
    <style:font-face style:name="ZapfDingbats1" svg:font-family="ZapfDingbats" style:font-family-generic="decorative" style:font-pitch="variable"/>
    <style:font-face style:name="TheSansMonoConNormal1" svg:font-family="TheSansMonoConNormal, 'Times New Roman'" style:font-family-generic="modern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PMingLiU" svg:font-family="PMingLiU, 新細明體" style:font-family-generic="roman" style:font-pitch="variable"/>
    <style:font-face style:name="TheSansMonoConNormal" svg:font-family="TheSansMonoConNorm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Utopia" svg:font-family="Utopia" style:font-family-generic="roman" style:font-pitch="variable"/>
    <style:font-face style:name="Utopia Black" svg:font-family="'Utopia Black'" style:font-family-generic="roman" style:font-pitch="variable"/>
    <style:font-face style:name="Utopia Bold" svg:font-family="'Utopia Bold'" style:font-family-generic="roman" style:font-pitch="variable"/>
    <style:font-face style:name="Utopia1" svg:font-family="Utopia, 'Courier New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HelveticaNeue Condensed" svg:font-family="'HelveticaNeue Condensed'" style:font-family-generic="swiss" style:font-pitch="variable"/>
    <style:font-face style:name="HelveticaNeue Condensed1" svg:font-family="'HelveticaNeue Condensed', 'Times New Roman'" style:font-family-generic="swiss" style:font-pitch="variable"/>
    <style:font-face style:name="HelveticaNeue MediumCond1" svg:font-family="'HelveticaNeue MediumCond'" style:font-family-generic="swiss" style:font-pitch="variable"/>
    <style:font-face style:name="HelveticaNeue MediumCond" svg:font-family="'HelveticaNeue MediumCond', 'Times New Roman'" style:font-family-generic="swiss" style:font-pitch="variable"/>
    <style:font-face style:name="HelveticaNeue MediumExt" svg:font-family="'HelveticaNeue MediumExt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heSansMonoConBlack" svg:font-family="TheSansMonoConBlack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line-height="0.222in" fo:text-align="justify" style:justify-single-word="false" style:text-autospace="non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5in" fo:margin-bottom="0.0835in" loext:contextual-spacing="true" fo:line-height="100%" fo:keep-with-next="always"/>
      <style:text-properties style:font-name="HelveticaNeue Condensed" fo:font-family="'HelveticaNeue Condensed'" style:font-family-generic="swiss" style:font-pitch="variable" fo:font-size="20pt" fo:font-weight="bold" style:font-size-asian="20pt" style:font-weight-asian="bold" style:font-name-complex="HelveticaNeue Condensed" style:font-family-complex="'HelveticaNeue Condensed'" style:font-family-generic-complex="swiss" style:font-pitch-complex="variable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5in" fo:margin-bottom="0.0835in" loext:contextual-spacing="true" fo:line-height="100%" fo:keep-with-next="always"/>
      <style:text-properties style:font-name="HelveticaNeue Condensed" fo:font-family="'HelveticaNeue Condensed'" style:font-family-generic="swiss" style:font-pitch="variable" fo:font-size="18pt" fo:font-weight="bold" style:font-size-asian="18pt" style:font-weight-asian="bold" style:font-name-complex="HelveticaNeue Condensed" style:font-family-complex="'HelveticaNeue Condensed'" style:font-family-generic-complex="swiss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5in" fo:margin-bottom="0.0835in" loext:contextual-spacing="true" fo:line-height="100%" fo:keep-with-next="always"/>
      <style:text-properties style:font-name="HelveticaNeue Condensed" fo:font-family="'HelveticaNeue Condensed'" style:font-family-generic="swiss" style:font-pitch="variable" fo:font-size="16pt" fo:font-weight="bold" style:font-size-asian="16pt" style:font-weight-asian="bold" style:font-name-complex="HelveticaNeue Condensed" style:font-family-complex="'HelveticaNeue Condensed'" style:font-family-generic-complex="swiss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25in" fo:margin-bottom="0.0835in" loext:contextual-spacing="true" fo:line-height="100%" fo:keep-with-next="always"/>
      <style:text-properties style:font-name="HelveticaNeue Condensed" fo:font-family="'HelveticaNeue Condensed'" style:font-family-generic="swiss" style:font-pitch="variable" fo:font-size="14pt" fo:letter-spacing="-0.0043in" fo:font-weight="bold" style:font-size-asian="14pt" style:font-weight-asian="bold" style:font-name-complex="HelveticaNeue Condensed" style:font-family-complex="'HelveticaNeue Condensed'" style:font-family-generic-complex="swiss" style:font-pitch-complex="variable" style:font-size-complex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5in" fo:margin-bottom="0.1665in" loext:contextual-spacing="false" fo:line-height="100%"/>
      <style:text-properties style:font-name="HelveticaNeue Condensed" fo:font-family="'HelveticaNeue Condensed'" style:font-family-generic="swiss" style:font-pitch="variable" fo:font-size="12pt" fo:font-weight="bold" style:font-size-asian="12pt" style:font-weight-asian="bold" style:font-name-complex="HelveticaNeue Condensed" style:font-family-complex="'HelveticaNeue Condensed'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style:font-name="HelveticaNeue Condensed" fo:font-family="'HelveticaNeue Condensed'" style:font-family-generic="swiss" style:font-pitch="variable" fo:font-weight="bold" style:font-name-asian="PMingLiU" style:font-family-asian="PMingLiU, 新細明體" style:font-family-generic-asian="roman" style:font-pitch-asian="variable" style:font-weight-asian="bold" style:font-name-complex="HelveticaNeue Condensed" style:font-family-complex="'HelveticaNeue Condensed'" style:font-family-generic-complex="swiss" style:font-pitch-complex="variable" style:font-weight-complex="bold"/>
    </style:style>
    <style:style style:name="Bullet" style:family="paragraph" style:parent-style-name="Standard">
      <style:paragraph-properties fo:margin-left="0.6492in" fo:margin-right="0.5984in" fo:margin-top="0.0835in" fo:margin-bottom="0.0835in" loext:contextual-spacing="false" style:line-height-at-least="0.222in" fo:keep-together="always" fo:text-indent="-0.248in" style:auto-text-indent="false"/>
      <style:text-properties style:font-name="Utopia" fo:font-family="Utopia" style:font-family-generic="roman" style:font-pitch="variable" style:font-name-complex="Utopia" style:font-family-complex="Utopia" style:font-family-generic-complex="roman" style:font-pitch-complex="variable"/>
    </style:style>
    <style:style style:name="Chapter_20_Number" style:display-name="Chapter Number" style:family="paragraph" style:next-style-name="Standard">
      <style:paragraph-properties fo:margin-top="0in" fo:margin-bottom="0.8335in" loext:contextual-spacing="false" fo:orphans="2" fo:widows="2" fo:keep-with-next="always"/>
      <style:text-properties fo:text-transform="uppercase" style:use-window-font-color="true" style:font-name="Arial" fo:font-family="Arial" style:font-family-generic="swiss" style:font-pitch="variable" fo:font-size="18pt" fo:language="en" fo:country="US" fo:font-weight="bold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4pt" style:language-complex="ar" style:country-complex="SA"/>
    </style:style>
    <style:style style:name="Chapter_20_Title" style:display-name="Chapter Title" style:family="paragraph" style:next-style-name="Standard">
      <style:paragraph-properties fo:margin-top="0.1665in" fo:margin-bottom="0.5in" loext:contextual-spacing="false" fo:orphans="2" fo:widows="2"/>
      <style:text-properties style:use-window-font-color="true" style:font-name="Arial Narrow" fo:font-family="'Arial Narrow'" style:font-family-generic="swiss" style:font-pitch="variable" fo:font-size="40pt" fo:language="en" fo:country="US" fo:font-weight="bold" style:font-name-asian="Times New Roman" style:font-family-asian="'Times New Roman'" style:font-family-generic-asian="roman" style:font-pitch-asian="variable" style:font-size-asian="40pt" style:font-weight-asian="bold" style:font-name-complex="Arial Narrow" style:font-family-complex="'Arial Narrow'" style:font-family-generic-complex="swiss" style:font-pitch-complex="variable" style:font-size-complex="24pt" style:language-complex="ar" style:country-complex="SA"/>
    </style:style>
    <style:style style:name="Figure_20_Caption" style:display-name="Figure Caption" style:family="paragraph" style:next-style-name="Standard">
      <style:paragraph-properties fo:margin-top="0.278in" fo:margin-bottom="0.1665in" loext:contextual-spacing="true" fo:orphans="2" fo:widows="2">
        <style:tab-stops>
          <style:tab-stop style:position="0.4in"/>
        </style:tab-stops>
      </style:paragraph-properties>
      <style:text-properties style:use-window-font-color="true" style:font-name="Utopia" fo:font-family="Utopia" style:font-family-generic="roman" style:font-pitch="variable" fo:font-size="12pt" fo:language="en" fo:country="US" fo:font-style="italic" style:font-name-asian="Times New Roman" style:font-family-asian="'Times New Roman'" style:font-family-generic-asian="roman" style:font-pitch-asian="variable" style:font-size-asian="12pt" style:language-asian="zxx" style:country-asian="none" style:font-style-asian="italic" style:font-name-complex="Utopia" style:font-family-complex="Utopia" style:font-family-generic-complex="roman" style:font-pitch-complex="variable" style:font-size-complex="10pt" style:language-complex="ar" style:country-complex="SA"/>
    </style:style>
    <style:style style:name="Code_20_Caption" style:display-name="Code Caption" style:family="paragraph" style:parent-style-name="Standard" style:next-style-name="Standard">
      <style:paragraph-properties fo:margin-top="0.3193in" fo:margin-bottom="0.139in" loext:contextual-spacing="true"/>
      <style:text-properties style:font-name="Utopia" fo:font-family="Utopia" style:font-family-generic="roman" style:font-pitch="variable" fo:language="zxx" fo:country="none" fo:font-style="italic" style:language-asian="zxx" style:country-asian="none" style:font-style-asian="italic" style:font-name-complex="Utopia" style:font-family-complex="Utopia" style:font-family-generic-complex="roman" style:font-pitch-complex="variable"/>
    </style:style>
    <style:style style:name="Code" style:family="paragraph" style:parent-style-name="Standard">
      <style:paragraph-properties fo:margin-top="0.0835in" fo:margin-bottom="0.0835in" loext:contextual-spacing="true" fo:line-height="100%"/>
      <style:text-properties style:font-name="TheSansMonoConNormal" fo:font-family="TheSansMonoConNormal" style:font-family-generic="roman" style:font-pitch="variable" fo:language="zxx" fo:country="none" style:language-asian="zxx" style:country-asian="none" style:font-name-complex="TheSansMonoConNormal" style:font-family-complex="TheSansMonoConNormal" style:font-family-generic-complex="roman" style:font-pitch-complex="variable"/>
    </style:style>
    <style:style style:name="Bullet_20_Sub_20_List" style:display-name="Bullet Sub List" style:family="paragraph" style:parent-style-name="Bullet" style:next-style-name="Standard">
      <style:paragraph-properties fo:margin-left="0.95in" fo:margin-right="0.5984in" fo:text-indent="-0.248in" style:auto-text-indent="false"/>
    </style:style>
    <style:style style:name="Num_20_Sub_20_List" style:display-name="Num Sub List" style:family="paragraph" style:parent-style-name="Standard">
      <style:paragraph-properties fo:margin-left="0in" fo:margin-right="1in" fo:margin-top="0.0835in" fo:margin-bottom="0.0835in" loext:contextual-spacing="false" fo:line-height="100%" fo:text-align="justify" style:justify-single-word="false" fo:text-indent="0in" style:auto-text-indent="false"/>
      <style:text-properties style:font-name="Utopia" fo:font-family="Utopia" style:font-family-generic="roman" style:font-pitch="variable" style:font-name-complex="Utopia" style:font-family-complex="Utopia" style:font-family-generic-complex="roman" style:font-pitch-complex="variable"/>
    </style:style>
    <style:style style:name="FM_20_Copyright" style:display-name="FM Copyright" style:family="paragraph">
      <style:paragraph-properties fo:margin-top="0.0835in" fo:margin-bottom="0.0835in" loext:contextual-spacing="false" fo:orphans="2" fo:widows="2" fo:hyphenation-ladder-count="no-limit"/>
      <style:text-properties style:use-window-font-color="true" style:font-name="Utopia1" fo:font-family="Utopia, 'Courier New'" style:font-family-generic="roman" style:font-pitch="variable" fo:font-size="9pt" fo:language="en" fo:country="US" style:font-name-asian="Times New Roman" style:font-family-asian="'Times New Roman'" style:font-family-generic-asian="roman" style:font-pitch-asian="variable" style:font-size-asian="9pt" style:language-asian="zh" style:country-asian="CN" style:font-name-complex="Utopia1" style:font-family-complex="Utopia, 'Courier New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FM_20_Copyright_20_Title" style:display-name="FM Copyright Title" style:family="paragraph" style:parent-style-name="Standard">
      <style:paragraph-properties fo:margin-top="0.0693in" fo:margin-bottom="0.0693in" loext:contextual-spacing="false" fo:line-height="100%" fo:text-align="justify" style:justify-single-word="false"/>
      <style:text-properties style:font-name="Utopia Bold" fo:font-family="'Utopia Bold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5in" fo:margin-right="0in" fo:text-indent="-0.5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5in" fo:margin-right="0in" fo:text-indent="-0.3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in" style:auto-text-indent="false"/>
    </style:style>
    <style:style style:name="Part_20_Text" style:display-name="Part Text" style:family="paragraph" style:parent-style-name="Standard" style:next-style-name="Standard">
      <style:paragraph-properties fo:margin-top="0in" fo:margin-bottom="0in" loext:contextual-spacing="true" fo:line-height="100%"/>
      <style:text-properties style:font-name="Book Antiqua" fo:font-family="'Book Antiqua'" style:font-family-generic="roman" style:font-pitch="variable" fo:letter-spacing="-0.0043in" style:font-name-complex="Book Antiqua" style:font-family-complex="'Book Antiqua'" style:font-family-generic-complex="roman" style:font-pitch-complex="variable"/>
    </style:style>
    <style:style style:name="Part_20_Number" style:display-name="Part Number" style:family="paragraph" style:parent-style-name="Standard" style:next-style-name="Standard">
      <style:paragraph-properties fo:margin-top="0.4165in" fo:margin-bottom="0.1665in" loext:contextual-spacing="true" fo:line-height="100%"/>
      <style:text-properties fo:text-transform="uppercase" style:font-name="Arial" fo:font-family="Arial" style:font-family-generic="swiss" style:font-pitch="variable" fo:font-size="26pt" fo:font-weight="bold" style:font-size-asian="26pt" style:font-weight-asian="bold" style:font-name-complex="Arial" style:font-family-complex="Arial" style:font-family-generic-complex="swiss" style:font-pitch-complex="variable" style:font-size-complex="14pt"/>
    </style:style>
    <style:style style:name="Part_20_Title" style:display-name="Part Title" style:family="paragraph" style:parent-style-name="Standard" style:next-style-name="Standard">
      <style:paragraph-properties fo:margin-top="0.4165in" fo:margin-bottom="0.8335in" loext:contextual-spacing="true" fo:line-height="100%"/>
      <style:text-properties style:font-name="Arial" fo:font-family="Arial" style:font-family-generic="swiss" style:font-pitch="variable" fo:font-size="32pt" fo:font-weight="bold" style:font-size-asian="32pt" style:font-weight-asian="bold" style:font-name-complex="Arial" style:font-family-complex="Arial" style:font-family-generic-complex="swiss" style:font-pitch-complex="variable" style:font-size-complex="24pt"/>
    </style:style>
    <style:style style:name="Quote" style:family="paragraph" style:parent-style-name="Standard" style:next-style-name="Text_20_body">
      <style:paragraph-properties fo:margin-left="0.2992in" fo:margin-right="0.2992in" fo:margin-top="0.25in" fo:margin-bottom="0.1665in" loext:contextual-spacing="true" fo:text-align="justify" style:justify-single-word="false" fo:text-indent="0in" style:auto-text-indent="false"/>
      <style:text-properties style:font-name="Utopia" fo:font-family="Utopia" style:font-family-generic="roman" style:font-pitch="variable" fo:font-size="12pt" fo:font-style="italic" style:font-size-asian="12pt" style:font-style-asian="italic" style:font-name-complex="Utopia" style:font-family-complex="Utopia" style:font-family-generic-complex="roman" style:font-pitch-complex="variable" style:font-style-complex="italic"/>
    </style:style>
    <style:style style:name="Results" style:family="paragraph" style:parent-style-name="Standard">
      <style:paragraph-properties fo:margin-left="0.1in" fo:margin-right="0.1in" fo:margin-top="0.1665in" fo:margin-bottom="0.1665in" loext:contextual-spacing="false" fo:text-indent="0in" style:auto-text-indent="false" fo:padding-left="0in" fo:padding-right="0in" fo:padding-top="0.0693in" fo:padding-bottom="0.0693in" fo:border-left="none" fo:border-right="none" fo:border-top="2.24pt solid #999999" fo:border-bottom="2.24pt solid #999999"/>
      <style:text-properties style:font-name="TheSansMonoConNormal" fo:font-family="TheSansMonoConNormal" style:font-family-generic="roman" style:font-pitch="variable" fo:font-size="9pt" fo:language="zxx" fo:country="none" style:font-size-asian="9pt" style:language-asian="zxx" style:country-asian="none" style:font-name-complex="TheSansMonoConNormal" style:font-family-complex="TheSansMonoConNormal" style:font-family-generic-complex="roman" style:font-pitch-complex="variable"/>
    </style:style>
    <style:style style:name="Exercise_20_Body" style:display-name="Exercise Body" style:family="paragraph" style:parent-style-name="Standard">
      <style:paragraph-properties fo:margin-left="0.2in" fo:margin-right="0.2in" fo:margin-top="0.0835in" fo:margin-bottom="0.139in" loext:contextual-spacing="false" fo:text-indent="0in" style:auto-text-indent="false"/>
      <style:text-properties style:font-name="HelveticaNeue Condensed" fo:font-family="'HelveticaNeue Condensed'" style:font-family-generic="swiss" style:font-pitch="variable" style:font-name-complex="HelveticaNeue Condensed" style:font-family-complex="'HelveticaNeue Condensed'" style:font-family-generic-complex="swiss" style:font-pitch-complex="variable"/>
    </style:style>
    <style:style style:name="Exercise_20_Num_20_List" style:display-name="Exercise Num List" style:family="paragraph" style:parent-style-name="Exercise_20_Body">
      <style:paragraph-properties fo:margin-left="0.2in" fo:margin-right="0.5909in" fo:margin-top="0.0835in" fo:margin-bottom="0.0835in" loext:contextual-spacing="false" fo:text-indent="0in" style:auto-text-indent="false"/>
    </style:style>
    <style:style style:name="Exercise_20_Bullet" style:display-name="Exercise Bullet" style:family="paragraph" style:parent-style-name="Standard">
      <style:paragraph-properties fo:margin-left="0.9846in" fo:margin-right="0.5909in" fo:margin-top="0.0835in" fo:margin-bottom="0.0835in" loext:contextual-spacing="false" fo:text-indent="-0.3937in" style:auto-text-indent="false"/>
      <style:text-properties style:font-name="HelveticaNeue Condensed" fo:font-family="'HelveticaNeue Condensed'" style:font-family-generic="swiss" style:font-pitch="variable" style:font-name-complex="HelveticaNeue Condensed" style:font-family-complex="'HelveticaNeue Condensed'" style:font-family-generic-complex="swiss" style:font-pitch-complex="variable"/>
    </style:style>
    <style:style style:name="SB_20_Code" style:display-name="SB Code" style:family="paragraph" style:parent-style-name="Standard">
      <style:paragraph-properties fo:margin-left="0.2in" fo:margin-right="0.2in" fo:margin-top="0.0835in" fo:margin-bottom="0.139in" loext:contextual-spacing="true" fo:text-indent="0in" style:auto-text-indent="false"/>
      <style:text-properties style:font-name="TheSansMonoConNormal" fo:font-family="TheSansMonoConNormal" style:font-family-generic="roman" style:font-pitch="variable" fo:font-size="9pt" fo:language="zxx" fo:country="none" style:font-size-asian="9pt" style:language-asian="zxx" style:country-asian="none" style:font-name-complex="TheSansMonoConNormal" style:font-family-complex="TheSansMonoConNormal" style:font-family-generic-complex="roman" style:font-pitch-complex="variable"/>
    </style:style>
    <style:style style:name="Table_20_Text" style:display-name="Table Text" style:family="paragraph">
      <style:paragraph-properties fo:margin-top="0.111in" fo:margin-bottom="0.111in" loext:contextual-spacing="true" fo:line-height="150%" fo:orphans="2" fo:widows="2"/>
      <style:text-properties style:use-window-font-color="true" style:font-name="HelveticaNeue Condensed" fo:font-family="'HelveticaNeue Condensed'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HelveticaNeue Condensed" style:font-family-complex="'HelveticaNeue Condensed'" style:font-family-generic-complex="swiss" style:font-pitch-complex="variable" style:font-size-complex="10pt" style:language-complex="ar" style:country-complex="SA"/>
    </style:style>
    <style:style style:name="Table_20_Caption" style:display-name="Table Caption" style:family="paragraph" style:parent-style-name="Figure_20_Caption" style:next-style-name="Standard">
      <style:paragraph-properties fo:margin-top="0.278in" fo:margin-bottom="0.0835in" loext:contextual-spacing="true"/>
    </style:style>
    <style:style style:name="Table_20_Head" style:display-name="Table Head" style:family="paragraph" style:next-style-name="Standard">
      <style:paragraph-properties fo:margin-top="0.0417in" fo:margin-bottom="0.0417in" loext:contextual-spacing="false" fo:line-height="0.1665in" fo:orphans="2" fo:widows="2" fo:keep-with-next="always"/>
      <style:text-properties style:use-window-font-color="true" style:font-name="HelveticaNeue Condensed" fo:font-family="'HelveticaNeue Condensed'" style:font-family-generic="swiss" style:font-pitch="variable" fo:font-size="11pt" fo:language="en" fo:country="US" fo:font-weight="bold" style:font-name-asian="Times New Roman" style:font-family-asian="'Times New Roman'" style:font-family-generic-asian="roman" style:font-pitch-asian="variable" style:font-size-asian="11pt" style:font-weight-asian="bold" style:font-name-complex="HelveticaNeue Condensed" style:font-family-complex="'HelveticaNeue Condensed'" style:font-family-generic-complex="swiss" style:font-pitch-complex="variable" style:font-size-complex="10pt" style:language-complex="ar" style:country-complex="SA"/>
    </style:style>
    <style:style style:name="Table_20_Footnote" style:display-name="Table Footnote" style:family="paragraph" style:parent-style-name="Standard" style:next-style-name="Standard">
      <style:paragraph-properties fo:margin-top="0.0417in" fo:margin-bottom="0.1665in" loext:contextual-spacing="true"/>
      <style:text-properties style:font-name="Utopia" fo:font-family="Utopia" style:font-family-generic="roman" style:font-pitch="variable" fo:font-size="9pt" fo:font-style="italic" style:font-size-asian="9pt" style:font-style-asian="italic" style:font-name-complex="Utopia" style:font-family-complex="Utopia" style:font-family-generic-complex="roman" style:font-pitch-complex="variable"/>
    </style:style>
    <style:style style:name="Num_20_List" style:display-name="Num List" style:family="paragraph" style:parent-style-name="Standard">
      <style:paragraph-properties fo:margin-left="0in" fo:margin-right="0.8in" fo:margin-top="0.0835in" fo:margin-bottom="0.139in" loext:contextual-spacing="false" fo:keep-together="always" fo:text-indent="0in" style:auto-text-indent="false"/>
      <style:text-properties style:font-name="Utopia" fo:font-family="Utopia" style:font-family-generic="roman" style:font-pitch="variable" style:font-name-complex="Utopia" style:font-family-complex="Utopia" style:font-family-generic-complex="roman" style:font-pitch-complex="variable"/>
    </style:style>
    <style:style style:name="Unnumbered_20_List" style:display-name="Unnumbered List" style:family="paragraph" style:parent-style-name="Num_20_List" style:list-style-name="">
      <style:paragraph-properties fo:margin-left="0.6in" fo:margin-right="0in" fo:text-indent="0in" style:auto-text-indent="false"/>
    </style:style>
    <style:style style:name="Quote_20_Source" style:display-name="Quote Source" style:family="paragraph" style:parent-style-name="Quote" style:next-style-name="Standard">
      <style:paragraph-properties fo:margin-left="0in" fo:margin-right="0in" fo:margin-top="0in" fo:margin-bottom="0.1665in" loext:contextual-spacing="true" fo:text-align="end" style:justify-single-word="false" fo:text-indent="0in" style:auto-text-indent="false"/>
      <style:text-properties fo:font-style="normal" style:font-style-asian="normal"/>
    </style:style>
    <style:style style:name="Exercise_20_Head" style:display-name="Exercise Head" style:family="paragraph" style:parent-style-name="Standard" style:next-style-name="Standard">
      <style:paragraph-properties fo:margin-left="0.1in" fo:margin-right="0.1in" fo:margin-top="0.25in" fo:margin-bottom="0.1665in" loext:contextual-spacing="true" fo:text-align="center" style:justify-single-word="false" fo:keep-together="always" fo:text-indent="0in" style:auto-text-indent="false" fo:padding-left="0in" fo:padding-right="0in" fo:padding-top="0.0138in" fo:padding-bottom="0.0138in" fo:border="2.24pt solid #333333" fo:keep-with-next="always"/>
      <style:text-properties fo:text-transform="uppercase" style:font-name="HelveticaNeue Condensed" fo:font-family="'HelveticaNeue Condensed'" style:font-family-generic="swiss" style:font-pitch="variable" fo:font-size="12pt" fo:font-weight="bold" style:font-size-asian="12pt" style:font-weight-asian="bold" style:font-name-complex="HelveticaNeue Condensed" style:font-family-complex="'HelveticaNeue Condensed'" style:font-family-generic-complex="swiss" style:font-pitch-complex="variable"/>
    </style:style>
    <style:style style:name="Book_20_Title1" style:display-name="Book Title1" style:family="paragraph" style:parent-style-name="Standard">
      <style:paragraph-properties fo:margin-top="0.4165in" fo:margin-bottom="0.1665in" loext:contextual-spacing="false"/>
      <style:text-properties style:font-name="HelveticaNeue MediumExt" fo:font-family="'HelveticaNeue MediumExt'" style:font-family-generic="swiss" style:font-pitch="variable" fo:font-size="40pt" style:font-size-asian="40pt" style:font-name-complex="HelveticaNeue MediumExt" style:font-family-complex="'HelveticaNeue MediumExt'" style:font-family-generic-complex="swiss" style:font-pitch-complex="variable"/>
    </style:style>
    <style:style style:name="FM_20_Subtitle" style:display-name="FM Subtitle" style:family="paragraph" style:parent-style-name="Standard" style:default-outline-level="1" style:list-style-name="">
      <style:paragraph-properties fo:margin-top="0in" fo:margin-bottom="0.0835in" loext:contextual-spacing="false" fo:line-height="100%" fo:text-align="center" style:justify-single-word="false"/>
      <style:text-properties fo:color="#808080" style:font-name="HelveticaNeue MediumCond1" fo:font-family="'HelveticaNeue MediumCond'" style:font-family-generic="swiss" style:font-pitch="variable" fo:font-size="24pt" style:font-size-asian="24pt" style:font-name-complex="HelveticaNeue MediumCond1" style:font-family-complex="'HelveticaNeue MediumCond'" style:font-family-generic-complex="swiss" style:font-pitch-complex="variable"/>
    </style:style>
    <style:style style:name="FM_20_Author" style:display-name="FM Author" style:family="paragraph" style:parent-style-name="Standard">
      <style:text-properties style:font-name="HelveticaNeue MediumExt" fo:font-family="'HelveticaNeue MediumExt'" style:font-family-generic="swiss" style:font-pitch="variable" fo:font-size="16pt" style:font-size-asian="16pt" style:font-name-complex="HelveticaNeue MediumExt" style:font-family-complex="'HelveticaNeue MediumExt'" style:font-family-generic-complex="swiss" style:font-pitch-complex="variable" style:font-size-complex="12pt"/>
    </style:style>
    <style:style style:name="Book_20_Subtitle" style:display-name="Book Subtitle" style:family="paragraph" style:parent-style-name="Book_20_Title1">
      <style:paragraph-properties fo:margin-top="0.0835in" fo:margin-bottom="0.1665in" loext:contextual-spacing="false"/>
      <style:text-properties style:font-name="HelveticaNeue Condensed" fo:font-family="'HelveticaNeue Condensed'" style:font-family-generic="swiss" style:font-pitch="variable" fo:font-size="30pt" style:font-size-asian="30pt" style:font-name-complex="HelveticaNeue Condensed" style:font-family-complex="'HelveticaNeue Condensed'" style:font-family-generic-complex="swiss" style:font-pitch-complex="variable"/>
    </style:style>
    <style:style style:name="FM_20_Text" style:display-name="FM Text" style:family="paragraph" style:parent-style-name="Standard">
      <style:paragraph-properties fo:margin-top="0in" fo:margin-bottom="0.139in" loext:contextual-spacing="true"/>
      <style:text-properties style:font-name="Utopia" fo:font-family="Utopia" style:font-family-generic="roman" style:font-pitch="variable" fo:font-size="9pt" style:font-size-asian="9pt" style:font-name-complex="Utopia" style:font-family-complex="Utopia" style:font-family-generic-complex="roman" style:font-pitch-complex="variable"/>
    </style:style>
    <style:style style:name="FM_20_Dedication" style:display-name="FM Dedication" style:family="paragraph" style:parent-style-name="Standard">
      <style:paragraph-properties fo:margin-top="0.4165in" fo:margin-bottom="0.4165in" loext:contextual-spacing="false" fo:line-height="100%" fo:text-align="center" style:justify-single-word="false"/>
      <style:text-properties style:font-name="Utopia" fo:font-family="Utopia" style:font-family-generic="roman" style:font-pitch="variable" fo:font-size="10pt" fo:font-style="italic" style:font-size-asian="10pt" style:font-style-asian="italic" style:font-name-complex="Utopia" style:font-family-complex="Utopia" style:font-family-generic-complex="roman" style:font-pitch-complex="variable"/>
    </style:style>
    <style:style style:name="FM_20_Text_20_Cont" style:display-name="FM Text Cont" style:family="paragraph" style:parent-style-name="FM_20_Text">
      <style:paragraph-properties fo:margin-left="0in" fo:margin-right="0in" fo:text-indent="0.4in" style:auto-text-indent="false"/>
    </style:style>
    <style:style style:name="Footnote" style:family="paragraph" style:parent-style-name="Standard" style:class="extra">
      <style:text-properties style:font-name="Utopia" fo:font-family="Utopia" style:font-family-generic="roman" style:font-pitch="variable" fo:font-size="10pt" style:font-size-asian="10pt" style:font-name-complex="Utopia" style:font-family-complex="Utopia" style:font-family-generic-complex="roman" style:font-pitch-complex="variable"/>
    </style:style>
    <style:style style:name="Document_20_Map" style:display-name="Document Map" style:family="paragraph" style:parent-style-name="Standard">
      <loext:graphic-properties draw:fill="solid" draw:fill-color="#000080" draw:opacity="100%"/>
      <style:paragraph-properties fo:margin-left="0in" fo:margin-right="0in" fo:text-indent="0in" style:auto-text-indent="false"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Exercise_20_Code" style:display-name="Exercise Code" style:family="paragraph" style:parent-style-name="Standard">
      <style:paragraph-properties fo:margin-left="0.2in" fo:margin-right="0.2in" fo:margin-top="0.0835in" fo:margin-bottom="0.139in" loext:contextual-spacing="true" fo:text-indent="0in" style:auto-text-indent="false"/>
      <style:text-properties style:font-name="TheSansMonoConNormal" fo:font-family="TheSansMonoConNormal" style:font-family-generic="roman" style:font-pitch="variable" fo:font-size="10pt" fo:language="zxx" fo:country="none" style:font-size-asian="10pt" style:language-asian="zxx" style:country-asian="none" style:font-name-complex="TheSansMonoConNormal" style:font-family-complex="TheSansMonoConNormal" style:font-family-generic-complex="roman" style:font-pitch-complex="variable"/>
    </style:style>
    <style:style style:name="Exercise_20_Subhead" style:display-name="Exercise Subhead" style:family="paragraph" style:parent-style-name="Standard">
      <style:paragraph-properties fo:margin-left="0.2in" fo:margin-right="0.2in" fo:margin-top="0.0835in" fo:margin-bottom="0.1665in" loext:contextual-spacing="true" fo:text-align="center" style:justify-single-word="false" fo:text-indent="0in" style:auto-text-indent="false"/>
      <style:text-properties style:font-name="Arial" fo:font-family="Arial" style:font-family-generic="swiss" style:font-pitch="variable" fo:font-size="10.5pt" style:text-underline-style="solid" style:text-underline-width="auto" style:text-underline-color="font-color" fo:font-weight="bold" style:font-size-asian="10.5pt" style:font-weight-asian="bold" style:font-name-complex="Arial" style:font-family-complex="Arial" style:font-family-generic-complex="swiss" style:font-pitch-complex="variable"/>
    </style:style>
    <style:style style:name="Body_20_Text_20_Cont" style:display-name="Body Text Cont" style:family="paragraph" style:parent-style-name="Standard">
      <style:paragraph-properties fo:margin-left="0in" fo:margin-right="0in" fo:margin-top="0in" fo:margin-bottom="0in" loext:contextual-spacing="false" style:line-height-at-least="0.222in" fo:hyphenation-ladder-count="no-limit" fo:text-indent="0.5in" style:auto-text-indent="false"/>
      <style:text-properties style:font-name="Utopia" fo:font-family="Utopia" style:font-family-generic="roman" style:font-pitch="variable" style:font-name-complex="Utopia" style:font-family-complex="Utopia" style:font-family-generic-complex="roman" style:font-pitch-complex="variable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margin-top="0.25in" fo:margin-bottom="0.1665in" loext:contextual-spacing="false"/>
      <style:text-properties style:font-name="Utopia" fo:font-family="Utopia" style:font-family-generic="roman" style:font-pitch="variable" style:font-name-complex="Utopia" style:font-family-complex="Utopia" style:font-family-generic-complex="roman" style:font-pitch-complex="variable"/>
    </style:style>
    <style:style style:name="Note_2f_Tip_2f_Caution" style:display-name="Note/Tip/Caution" style:family="paragraph" style:parent-style-name="Standard" style:next-style-name="Standard">
      <style:paragraph-properties fo:margin-left="0.0984in" fo:margin-right="0.0984in" fo:margin-top="0.25in" fo:margin-bottom="0.25in" loext:contextual-spacing="false" fo:line-height="0.1945in" fo:text-indent="0in" style:auto-text-indent="false" fo:padding-left="0in" fo:padding-right="0in" fo:padding-top="0.139in" fo:padding-bottom="0.139in" fo:border-left="none" fo:border-right="none" fo:border-top="0.51pt solid #000000" fo:border-bottom="0.51pt solid #000000"/>
      <style:text-properties style:font-name="HelveticaNeue Condensed" fo:font-family="'HelveticaNeue Condensed'" style:font-family-generic="swiss" style:font-pitch="variable" fo:font-size="13pt" style:font-size-asian="13pt" style:font-name-complex="HelveticaNeue Condensed" style:font-family-complex="'HelveticaNeue Condensed'" style:font-family-generic-complex="swiss" style:font-pitch-complex="variable"/>
    </style:style>
    <style:style style:name="Body_20_Text_20_First" style:display-name="Body Text First" style:family="paragraph" style:parent-style-name="Text_20_body">
      <style:paragraph-properties fo:margin-top="0.0835in" fo:margin-bottom="0in" loext:contextual-spacing="false" style:line-height-at-least="0.222in" fo:text-align="start" style:justify-single-word="false"/>
      <style:text-properties style:font-name="Utopia" fo:font-family="Utopia" style:font-family-generic="roman" style:font-pitch="variable" fo:font-size="11pt" style:font-size-asian="11pt" style:font-name-complex="Utopia" style:font-family-complex="Utopia" style:font-family-generic-complex="roman" style:font-pitch-complex="variable"/>
    </style:style>
    <style:style style:name="Table_20_Text_20_Last" style:display-name="Table Text Last" style:family="paragraph" style:parent-style-name="Table_20_Text" style:next-style-name="Text_20_body">
      <style:paragraph-properties fo:margin-left="0.1in" fo:margin-right="0.1in" fo:margin-top="0.0835in" fo:margin-bottom="0.1665in" loext:contextual-spacing="true" fo:text-indent="0in" style:auto-text-indent="false" fo:padding-left="0in" fo:padding-right="0in" fo:padding-top="0in" fo:padding-bottom="0.0417in" fo:border-left="none" fo:border-right="none" fo:border-top="none" fo:border-bottom="0.51pt solid #000000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Dingbat" style:family="paragraph" style:parent-style-name="Note_2f_Tip_2f_Caution">
      <style:text-properties fo:color="#bfbfbf" style:font-name="ZapfDingbats1" fo:font-family="ZapfDingbats" style:font-family-generic="decorative" style:font-pitch="variable" style:font-name-complex="ZapfDingbats1" style:font-family-complex="ZapfDingbats" style:font-family-generic-complex="decorative" style:font-pitch-complex="variable" style:font-size-complex="12pt"/>
    </style:style>
    <style:style style:name="Side_20_Bar_20_Subhead" style:display-name="Side Bar Subhead" style:family="paragraph" style:parent-style-name="Standard">
      <style:paragraph-properties fo:margin-left="0.2in" fo:margin-right="0.2in" fo:margin-top="0.0835in" fo:margin-bottom="0.1665in" loext:contextual-spacing="true" fo:text-align="center" style:justify-single-word="false" fo:text-indent="0in" style:auto-text-indent="false"/>
      <style:text-properties fo:color="#808080" style:font-name="Arial" fo:font-family="Arial" style:font-family-generic="swiss" style:font-pitch="variable" fo:font-size="10.5pt" style:text-underline-style="solid" style:text-underline-width="auto" style:text-underline-color="font-color" fo:font-weight="bold" style:font-size-asian="10.5pt" style:font-weight-asian="bold" style:font-name-complex="Arial" style:font-family-complex="Arial" style:font-family-generic-complex="swiss" style:font-pitch-complex="variable"/>
    </style:style>
    <style:style style:name="Side_20_Bar_20_Body" style:display-name="Side Bar Body" style:family="paragraph" style:parent-style-name="Standard">
      <style:paragraph-properties fo:margin-left="0.2in" fo:margin-right="0.2in" fo:margin-top="0.0835in" fo:margin-bottom="0.139in" loext:contextual-spacing="false" fo:text-indent="0in" style:auto-text-indent="false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Exercise_20_Last" style:display-name="Exercise Last" style:family="paragraph" style:parent-style-name="Standard">
      <style:paragraph-properties fo:margin-left="0.2in" fo:margin-right="0.2in" fo:margin-top="0.0835in" fo:margin-bottom="0.139in" loext:contextual-spacing="false" fo:text-indent="0in" style:auto-text-indent="false" fo:padding-left="0in" fo:padding-right="0in" fo:padding-top="0in" fo:padding-bottom="0.0417in" fo:border-left="none" fo:border-right="none" fo:border-top="none" fo:border-bottom="2.24pt solid #000000"/>
      <style:text-properties style:font-name="HelveticaNeue Condensed" fo:font-family="'HelveticaNeue Condensed'" style:font-family-generic="swiss" style:font-pitch="variable" style:font-name-complex="HelveticaNeue Condensed" style:font-family-complex="'HelveticaNeue Condensed'" style:font-family-generic-complex="swiss" style:font-pitch-complex="variable"/>
    </style:style>
    <style:style style:name="Side_20_Bar_20_Last" style:display-name="Side Bar Last" style:family="paragraph" style:parent-style-name="Standard">
      <style:paragraph-properties fo:margin-left="0.2in" fo:margin-right="0.2in" fo:margin-top="0.0835in" fo:margin-bottom="0.139in" loext:contextual-spacing="false" fo:text-indent="0in" style:auto-text-indent="false" fo:padding-left="0in" fo:padding-right="0in" fo:padding-top="0in" fo:padding-bottom="0.0417in" fo:border-left="none" fo:border-right="none" fo:border-top="none" fo:border-bottom="2.24pt solid #000000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Side_20_Bar_20_Bullet" style:display-name="Side Bar Bullet" style:family="paragraph" style:parent-style-name="Standard">
      <style:paragraph-properties fo:margin-left="0in" fo:margin-right="0.8in" fo:margin-top="0.0835in" fo:margin-bottom="0.139in" loext:contextual-spacing="false" fo:text-indent="0in" style:auto-text-indent="false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Exercise_20_Num" style:display-name="Exercise Num" style:family="paragraph" style:parent-style-name="Standard">
      <style:paragraph-properties fo:margin-left="0in" fo:margin-right="0.8in" fo:margin-top="0.0835in" fo:margin-bottom="0.139in" loext:contextual-spacing="false" fo:text-indent="0in" style:auto-text-indent="false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Side_20_Bar_20_Num" style:display-name="Side Bar Num" style:family="paragraph" style:parent-style-name="Standard">
      <style:paragraph-properties fo:margin-left="0in" fo:margin-right="0.8in" fo:margin-top="0.0835in" fo:margin-bottom="0.139in" loext:contextual-spacing="false" fo:text-indent="0in" style:auto-text-indent="false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Side_20_Bar_20_Head" style:display-name="Side Bar Head" style:family="paragraph" style:parent-style-name="Standard" style:next-style-name="Standard">
      <style:paragraph-properties fo:margin-left="0.1in" fo:margin-right="0.1in" fo:margin-top="0.25in" fo:margin-bottom="0.1665in" loext:contextual-spacing="true" fo:text-align="center" style:justify-single-word="false" fo:keep-together="always" fo:text-indent="0in" style:auto-text-indent="false" fo:padding-left="0in" fo:padding-right="0in" fo:padding-top="0.0138in" fo:padding-bottom="0.0138in" fo:border="2.24pt solid #333333" fo:keep-with-next="always"/>
      <style:text-properties fo:text-transform="uppercase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Footer_20_Text" style:display-name="Footer Text" style:family="paragraph">
      <style:paragraph-properties fo:margin-top="0.1665in" fo:margin-bottom="0.3335in" loext:contextual-spacing="false" fo:line-height="115%" fo:orphans="2" fo:widows="2">
        <style:tab-stops>
          <style:tab-stop style:position="3.25in" style:type="center"/>
          <style:tab-stop style:position="6.5in" style:type="right"/>
        </style:tab-stops>
      </style:paragraph-properties>
      <style:text-properties style:use-window-font-color="true" style:font-name="Utopia" fo:font-family="Utopia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Utopia" style:font-family-complex="Utopia" style:font-family-generic-complex="roman" style:font-pitch-complex="variable" style:font-size-complex="10pt" style:language-complex="ar" style:country-complex="SA"/>
    </style:style>
    <style:style style:name="FM_20_Book_20_Title" style:display-name="FM Book Title" style:family="paragraph" style:parent-style-name="Chapter_20_Title">
      <style:text-properties style:font-name="HelveticaNeue MediumCond" fo:font-family="'HelveticaNeue MediumCond', 'Times New Roman'" style:font-family-generic="swiss" style:font-pitch="variable" fo:letter-spacing="-0.0138in" fo:font-weight="normal" style:font-weight-asian="normal" style:font-name-complex="HelveticaNeue MediumCond" style:font-family-complex="'HelveticaNeue MediumCond', 'Times New Roman'" style:font-family-generic-complex="swiss" style:font-pitch-complex="variable"/>
    </style:style>
    <style:style style:name="FM_20_Edition" style:display-name="FM Edition" style:family="paragraph" style:parent-style-name="Standard" style:default-outline-level="1" style:list-style-name="">
      <style:paragraph-properties fo:margin-top="0.0835in" fo:margin-bottom="0.139in" loext:contextual-spacing="false" fo:line-height="100%" fo:text-align="center" style:justify-single-word="false"/>
      <style:text-properties fo:color="#808080" style:font-name="HelveticaNeue MediumCond1" fo:font-family="'HelveticaNeue MediumCond'" style:font-family-generic="swiss" style:font-pitch="variable" fo:font-size="24pt" style:font-size-asian="24pt" style:font-name-complex="HelveticaNeue MediumCond1" style:font-family-complex="'HelveticaNeue MediumCond'" style:font-family-generic-complex="swiss" style:font-pitch-complex="variable"/>
    </style:style>
    <style:style style:name="FM_20_Copyright_20_Credits" style:display-name="FM Copyright Credits" style:family="paragraph" style:parent-style-name="Standard">
      <style:paragraph-properties fo:margin-left="0.45in" fo:margin-right="0in" fo:margin-top="0.1665in" fo:margin-bottom="0in" loext:contextual-spacing="true" fo:text-indent="-0.2in" style:auto-text-indent="false"/>
      <style:text-properties style:font-name="Utopia" fo:font-family="Utopia" style:font-family-generic="roman" style:font-pitch="variable" fo:font-size="9pt" style:font-size-asian="9pt" style:font-name-complex="Utopia" style:font-family-complex="Utopia" style:font-family-generic-complex="roman" style:font-pitch-complex="variable"/>
    </style:style>
    <style:style style:name="FM_20_Copyright_20_Credits_20_Last" style:display-name="FM Copyright Credits Last" style:family="paragraph" style:parent-style-name="FM_20_Copyright_20_Credits" style:next-style-name="Standard">
      <style:paragraph-properties fo:margin-top="0in" fo:margin-bottom="0.1665in" loext:contextual-spacing="true"/>
    </style:style>
    <style:style style:name="FM_20_Head" style:display-name="FM Head" style:family="paragraph" style:parent-style-name="Standard" style:next-style-name="Standard">
      <style:paragraph-properties fo:margin-top="0.6665in" fo:margin-bottom="0.8335in" loext:contextual-spacing="true" fo:line-height="100%"/>
      <style:text-properties style:font-name="Arial Narrow" fo:font-family="'Arial Narrow'" style:font-family-generic="swiss" style:font-pitch="variable" fo:font-size="30pt" fo:letter-spacing="-0.0138in" fo:font-weight="bold" style:font-size-asian="30pt" style:font-weight-asian="bold" style:font-name-complex="Arial Narrow" style:font-family-complex="'Arial Narrow'" style:font-family-generic-complex="swiss" style:font-pitch-complex="variable" style:font-size-complex="24pt"/>
    </style:style>
    <style:style style:name="ToC_20_2" style:display-name="ToC 2" style:family="paragraph" style:parent-style-name="Standard" style:next-style-name="Standard">
      <style:paragraph-properties fo:margin-left="0.1701in" fo:margin-right="0in" fo:margin-top="0.1665in" fo:margin-bottom="0.0835in" loext:contextual-spacing="false" fo:text-indent="0in" style:auto-text-indent="false">
        <style:tab-stops>
          <style:tab-stop style:position="5.9902in" style:type="right" style:leader-style="dotted" style:leader-text="."/>
        </style:tab-stops>
      </style:paragraph-properties>
      <style:text-properties style:font-name="HelveticaNeue MediumCond" fo:font-family="'HelveticaNeue MediumCond', 'Times New Roman'" style:font-family-generic="swiss" style:font-pitch="variable" fo:language="en" fo:country="US" fo:font-weight="bold" style:font-weight-asian="bold" style:font-name-complex="HelveticaNeue MediumCond" style:font-family-complex="'HelveticaNeue MediumCond', 'Times New Roman'" style:font-family-generic-complex="swiss" style:font-pitch-complex="variable"/>
    </style:style>
    <style:style style:name="ToC_20_3" style:display-name="ToC 3" style:family="paragraph" style:parent-style-name="Standard" style:next-style-name="Standard">
      <style:paragraph-properties fo:margin-left="0.3299in" fo:margin-right="0in" fo:margin-top="0in" fo:margin-bottom="0.0661in" loext:contextual-spacing="false" fo:text-indent="0in" style:auto-text-indent="false">
        <style:tab-stops>
          <style:tab-stop style:position="5.9902in" style:type="right" style:leader-style="dotted" style:leader-text="."/>
        </style:tab-stops>
      </style:paragraph-properties>
      <style:text-properties style:font-name="HelveticaNeue MediumCond" fo:font-family="'HelveticaNeue MediumCond', 'Times New Roman'" style:font-family-generic="swiss" style:font-pitch="variable" style:font-name-complex="HelveticaNeue MediumCond" style:font-family-complex="'HelveticaNeue MediumCond', 'Times New Roman'" style:font-family-generic-complex="swiss" style:font-pitch-complex="variable"/>
    </style:style>
    <style:style style:name="Part_20_Opener_20_Text" style:display-name="Part Opener Text" style:family="paragraph" style:parent-style-name="Standard" style:next-style-name="Standard">
      <style:paragraph-properties fo:margin-top="0.0835in" fo:margin-bottom="0in" loext:contextual-spacing="true" fo:line-height="150%"/>
      <style:text-properties style:font-name="Utopia Black" fo:font-family="'Utopia Black'" style:font-family-generic="roman" style:font-pitch="variable" fo:letter-spacing="-0.0043in" style:font-name-complex="Utopia Black" style:font-family-complex="'Utopia Black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25in" fo:margin-right="0in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Header" style:family="paragraph" style:parent-style-name="Standard" style:class="extra">
      <style:paragraph-properties fo:margin-top="0in" fo:margin-bottom="0.25in" loext:contextual-spacing="false" fo:line-height="100%"/>
      <style:text-properties style:font-name="HelveticaNeue Condensed" fo:font-family="'HelveticaNeue Condensed'" style:font-family-generic="swiss" style:font-pitch="variable" fo:font-size="14pt" fo:font-weight="bold" style:font-size-asian="14pt" style:font-weight-asian="bold" style:font-name-complex="HelveticaNeue Condensed" style:font-family-complex="'HelveticaNeue Condensed'" style:font-family-generic-complex="swiss" style:font-pitch-complex="variable"/>
    </style:style>
    <style:style style:name="Comment_20_Text" style:display-name="Comment Text" style:family="paragraph" style:parent-style-name="Standard">
      <style:text-properties style:font-name="Times" fo:font-family="Times" style:font-family-generic="roman" style:font-pitch="variable" fo:font-size="10pt" style:font-size-asian="10pt" style:font-name-complex="Times" style:font-family-complex="Times" style:font-family-generic-complex="roman" style:font-pitch-complex="variable"/>
    </style:style>
    <style:style style:name="Figure" style:family="paragraph" style:next-style-name="Standard" style:class="extra">
      <style:paragraph-properties fo:margin-top="0.1665in" fo:margin-bottom="0.1665in" loext:contextual-spacing="false" fo:text-align="center" style:justify-single-word="false" fo:orphans="2" fo:widows="2"/>
      <style:text-properties style:use-window-font-color="true" style:font-name="Arial" fo:font-family="Arial" style:font-family-generic="swiss" style:font-pitch="variable" fo:font-size="9pt" fo:language="en" fo:country="US" style:font-name-asian="Times New Roman" style:font-family-asian="'Times New Roman'" style:font-family-generic-asian="roman" style:font-pitch-asian="variable" style:font-size-asian="9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mment_20_Subject" style:display-name="Comment Subject" style:family="paragraph" style:parent-style-name="Comment_20_Text" style:next-style-name="Comment_20_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 style:font-size-complex="10pt" style:font-weight-complex="bold"/>
    </style:style>
    <style:style style:name="Balloon_20_Text" style:display-name="Balloon Text" style:family="paragraph" style:parent-style-name="Standard">
      <style:paragraph-properties fo:margin-top="0in" fo:margin-bottom="0in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TML_20_Preformatted" style:display-name="HTML Preformatted" style:family="paragraph" style:parent-style-name="Standard">
      <style:paragraph-properties fo:margin-top="0in" fo:margin-bottom="0in" loext:contextual-spacing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" fo:font-family="Courier" style:font-family-generic="modern" fo:font-size="10pt" fo:language="en" fo:country="GB" style:font-size-asian="10pt" style:font-name-complex="Courier" style:font-family-complex="Courier" style:font-family-generic-complex="modern"/>
    </style:style>
    <style:style style:name="TOC_20_21" style:display-name="TOC 21" style:family="paragraph" style:parent-style-name="Standard" style:next-style-name="Standard">
      <style:paragraph-properties fo:margin-left="0.1701in" fo:margin-right="0in" fo:margin-top="0.1665in" fo:margin-bottom="0.139in" loext:contextual-spacing="false" fo:text-indent="0in" style:auto-text-indent="false"/>
      <style:text-properties style:font-name="HelveticaNeue MediumCond1" fo:font-family="'HelveticaNeue MediumCond'" style:font-family-generic="swiss" style:font-pitch="variable" fo:language="zxx" fo:country="none" fo:font-weight="bold" style:language-asian="zxx" style:country-asian="none" style:font-weight-asian="bold" style:font-name-complex="HelveticaNeue MediumCond1" style:font-family-complex="'HelveticaNeue MediumCond'" style:font-family-generic-complex="swiss" style:font-pitch-complex="variable"/>
    </style:style>
    <style:style style:name="TOC_20_31" style:display-name="TOC 31" style:family="paragraph" style:parent-style-name="Standard" style:next-style-name="Standard">
      <style:paragraph-properties fo:margin-left="0.3299in" fo:margin-right="0in" fo:margin-top="0in" fo:margin-bottom="0.0835in" loext:contextual-spacing="true" fo:line-height="100%" fo:text-indent="0in" style:auto-text-indent="false"/>
      <style:text-properties style:font-name="HelveticaNeue MediumCond1" fo:font-family="'HelveticaNeue MediumCond'" style:font-family-generic="swiss" style:font-pitch="variable" style:font-name-complex="HelveticaNeue MediumCond1" style:font-family-complex="'HelveticaNeue MediumCond'" style:font-family-generic-complex="swiss" style:font-pitch-complex="variable"/>
    </style:style>
    <style:style style:name="Footnote_20_Text" style:display-name="Footnote Text" style:family="paragraph" style:parent-style-name="Standard">
      <style:text-properties style:font-name="Utopia" fo:font-family="Utopia" style:font-family-generic="roman" style:font-pitch="variable" fo:font-size="10pt" style:font-size-asian="10pt" style:font-name-complex="Utopia" style:font-family-complex="Utopia" style:font-family-generic-complex="roman" style:font-pitch-complex="variable"/>
    </style:style>
    <style:style style:name="Side_20_Bar_20_Code" style:display-name="Side Bar Code" style:family="paragraph" style:parent-style-name="Standard">
      <style:paragraph-properties fo:margin-left="0.2in" fo:margin-right="0.2in" fo:margin-top="0.25in" fo:margin-bottom="0.1665in" loext:contextual-spacing="true" fo:text-indent="0in" style:auto-text-indent="false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FM_20_Subtitle_20_1" style:display-name="FM Subtitle 1" style:family="paragraph" style:parent-style-name="Standard">
      <style:paragraph-properties fo:margin-top="0.0835in" fo:margin-bottom="0.1665in" loext:contextual-spacing="false"/>
      <style:text-properties style:font-name="HelveticaNeue Condensed" fo:font-family="'HelveticaNeue Condensed'" style:font-family-generic="swiss" style:font-pitch="variable" fo:font-size="30pt" style:font-size-asian="30pt" style:font-name-complex="HelveticaNeue Condensed" style:font-family-complex="'HelveticaNeue Condensed'" style:font-family-generic-complex="swiss" style:font-pitch-complex="variable"/>
    </style:style>
    <style:style style:name="Revision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in" fo:margin-bottom="0.0417in" loext:contextual-spacing="false" fo:text-align="center" style:justify-single-word="fals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 style:font-size-complex="12pt"/>
    </style:style>
    <style:style style:name="Header_20_WHITE" style:display-name="Header WHITE" style:family="paragraph" style:parent-style-name="Header">
      <style:text-properties fo:color="#ffffff" style:font-name-asian="PMingLiU" style:font-family-asian="PMingLiU, 新細明體" style:font-family-generic-asian="roman" style:font-pitch-asian="variable"/>
    </style:style>
    <style:style style:name="Contents_20_2" style:display-name="Contents 2" style:family="paragraph" style:parent-style-name="Standard" style:next-style-name="Standard" style:class="index">
      <style:paragraph-properties fo:margin-left="0.1701in" fo:margin-right="0in" fo:margin-top="0in" fo:margin-bottom="0in" loext:contextual-spacing="false" fo:line-height="100%" fo:text-indent="0in" style:auto-text-indent="false"/>
      <style:text-properties style:font-name="HelveticaNeue MediumCond1" fo:font-family="'HelveticaNeue MediumCond'" style:font-family-generic="swiss" style:font-pitch="variable" fo:font-size="12pt" fo:language="zxx" fo:country="none" fo:font-weight="bold" style:font-name-asian="Times New Roman" style:font-family-asian="'Times New Roman'" style:font-family-generic-asian="roman" style:font-pitch-asian="variable" style:font-size-asian="12pt" style:language-asian="zxx" style:country-asian="non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.0693in" loext:contextual-spacing="false"/>
    </style:style>
    <style:style style:name="ToC_20_Part" style:display-name="ToC Part" style:family="paragraph" style:parent-style-name="Contents_20_1">
      <style:paragraph-properties fo:margin-top="0.0835in" fo:margin-bottom="0in" loext:contextual-spacing="false" fo:line-height="100%"/>
      <style:text-properties style:font-name="HelveticaNeue MediumCond1" fo:font-family="'HelveticaNeue MediumCond'" style:font-family-generic="swiss" style:font-pitch="variable" fo:font-size="13pt" fo:font-weight="bold" style:font-size-asian="13pt" style:font-weight-asian="bold" style:font-name-complex="HelveticaNeue MediumCond1" style:font-family-complex="'HelveticaNeue MediumCond'" style:font-family-generic-complex="swiss" style:font-pitch-complex="variable" style:font-weight-complex="bold"/>
    </style:style>
    <style:style style:name="Part_20_Text_20_Cont." style:display-name="Part Text Cont." style:family="paragraph" style:parent-style-name="Standard">
      <style:paragraph-properties fo:margin-left="0in" fo:margin-right="0in" fo:margin-top="0in" fo:margin-bottom="0in" loext:contextual-spacing="true" fo:line-height="100%" fo:text-indent="0.5in" style:auto-text-indent="false"/>
      <style:text-properties style:font-name="Utopia" fo:font-family="Utopia" style:font-family-generic="roman" style:font-pitch="variable" fo:font-size="10pt" fo:letter-spacing="-0.0043in" style:font-size-asian="10pt" style:font-name-complex="Utopia" style:font-family-complex="Utopia" style:font-family-generic-complex="roman" style:font-pitch-complex="variable"/>
    </style:style>
    <style:style style:name="Block_20_Text" style:display-name="Block Text" style:family="paragraph" style:parent-style-name="Body_20_Text_20_First">
      <style:paragraph-properties fo:margin-left="0.8in" fo:margin-right="0.8in" fo:text-indent="0in" style:auto-text-indent="false"/>
      <style:text-properties style:font-name-asian="Times New Roman" style:font-family-asian="'Times New Roman'" style:font-family-generic-asian="roman" style:font-pitch-asian="variable" style:font-style-complex="italic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/>
    <style:style style:name="Default_20_Paragraph_20_Font" style:display-name="Default Paragraph Font" style:family="text"/>
    <style:style style:name="WW8Num1zfalse" style:family="text"/>
    <style:style style:name="WW8Num1ztrue" style:family="text"/>
    <style:style style:name="WW8Num4zfalse" style:family="text"/>
    <style:style style:name="WW8Num6zfalse" style:family="text"/>
    <style:style style:name="WW8Num7zfalse" style:family="text"/>
    <style:style style:name="WW8Num8zfalse" style:family="text"/>
    <style:style style:name="WW8Num9zfalse" style:family="text"/>
    <style:style style:name="WW-Default_20_Paragraph_20_Font" style:display-name="WW-Default Paragraph Font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true" style:family="text"/>
    <style:style style:name="WW8Num5zfalse" style:family="text"/>
    <style:style style:name="WW8Num5ztrue" style:family="text"/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true" style:family="text"/>
    <style:style style:name="WW8Num8ztrue" style:family="text"/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false" style:family="text"/>
    <style:style style:name="WW8Num10ztrue" style:family="text"/>
    <style:style style:name="WW8Num11z1" style:family="text"/>
    <style:style style:name="WW8Num11z2" style:family="text"/>
    <style:style style:name="WW8Num12z0" style:family="text"/>
    <style:style style:name="WW8Num12z1" style:family="text"/>
    <style:style style:name="WW8Num12z2" style:family="text"/>
    <style:style style:name="WW-Default_20_Paragraph_20_Font1" style:display-name="WW-Default Paragraph Font1" style:family="text"/>
    <style:style style:name="Heading_20_1_20_Char" style:display-name="Heading 1 Char" style:family="text">
      <style:text-properties style:font-name="HelveticaNeue Condensed" fo:font-family="'HelveticaNeue Condensed'" style:font-family-generic="swiss" style:font-pitch="variable" fo:font-size="20pt" fo:language="en" fo:country="GB" fo:font-weight="bold" style:font-name-asian="Calibri" style:font-family-asian="Calibri" style:font-family-generic-asian="swiss" style:font-pitch-asian="variable" style:font-size-asian="20pt" style:font-weight-asian="bold" style:font-name-complex="Times New Roman" style:font-family-complex="'Times New Roman'" style:font-family-generic-complex="roman" style:font-pitch-complex="variable" style:font-size-complex="18pt"/>
    </style:style>
    <style:style style:name="Heading_20_2_20_Char" style:display-name="Heading 2 Char" style:family="text">
      <style:text-properties style:font-name="HelveticaNeue Condensed" fo:font-family="'HelveticaNeue Condensed'" style:font-family-generic="swiss" style:font-pitch="variable" fo:font-size="18pt" fo:language="en" fo:country="GB" fo:font-weight="bold" style:font-name-asian="Calibri" style:font-family-asian="Calibri" style:font-family-generic-asian="swiss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Heading_20_3_20_Char" style:display-name="Heading 3 Char" style:family="text">
      <style:text-properties style:font-name="HelveticaNeue Condensed" fo:font-family="'HelveticaNeue Condensed'" style:font-family-generic="swiss" style:font-pitch="variable" fo:font-size="16pt" fo:language="en" fo:country="GB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Heading_20_4_20_Char" style:display-name="Heading 4 Char" style:family="text">
      <style:text-properties style:font-name="HelveticaNeue Condensed" fo:font-family="'HelveticaNeue Condensed'" style:font-family-generic="swiss" style:font-pitch="variable" fo:font-size="14pt" fo:letter-spacing="-0.0043in" fo:language="en" fo:country="GB" fo:font-weight="bold" style:font-name-asian="Calibri" style:font-family-asian="Calibri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Heading_20_5_20_Char" style:display-name="Heading 5 Char" style:family="text">
      <style:text-properties style:font-name="HelveticaNeue Condensed" fo:font-family="'HelveticaNeue Condensed'" style:font-family-generic="swiss" style:font-pitch="variable" fo:font-size="12pt" fo:language="en" fo:country="GB" fo:font-weight="bold" style:font-name-asian="Calibri" style:font-family-asian="Calibri" style:font-family-generic-asian="swiss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1pt"/>
    </style:style>
    <style:style style:name="Heading_20_6_20_Char" style:display-name="Heading 6 Char" style:family="text">
      <style:text-properties style:font-name="HelveticaNeue Condensed" fo:font-family="'HelveticaNeue Condensed'" style:font-family-generic="swiss" style:font-pitch="variable" fo:font-size="11pt" fo:language="en" fo:country="GB" fo:font-weight="bold" style:font-name-asian="PMingLiU" style:font-family-asian="PMingLiU, 新細明體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Body_20_Text_20_Char" style:display-name="Body Text Char" style:family="text">
      <style:text-properties style:font-name="Arial" fo:font-family="Arial" style:font-family-generic="swiss" style:font-pitch="variable" fo:font-size="9pt" fo:language="en" fo:country="GB" style:font-name-asian="Calibri" style:font-family-asian="Calibri" style:font-family-generic-asian="swiss" style:font-pitch-asian="variable" style:font-size-asian="9pt" style:font-name-complex="Times New Roman" style:font-family-complex="'Times New Roman'" style:font-family-generic-complex="roman" style:font-pitch-complex="variable" style:font-size-complex="11pt"/>
    </style:style>
    <style:style style:name="Code_20_Bold" style:display-name="Code Bold" style:family="text">
      <style:text-properties style:font-name="TheSansMonoConBlack" fo:font-family="TheSansMonoConBlack" style:font-family-generic="swiss" style:font-pitch="variable" fo:font-size="11pt" style:font-size-asian="11pt" style:font-name-complex="TheSansMonoConBlack" style:font-family-complex="TheSansMonoConBlack" style:font-family-generic-complex="swiss" style:font-pitch-complex="variable"/>
    </style:style>
    <style:style style:name="Code_20_Char" style:display-name="Code Char" style:family="text">
      <style:text-properties style:font-name="TheSansMonoConNormal" fo:font-family="TheSansMonoConNormal" style:font-family-generic="roman" style:font-pitch="variable" fo:font-size="11pt" fo:language="en" fo:country="GB" style:font-name-asian="Calibri" style:font-family-asian="Calibri" style:font-family-generic-asian="swiss" style:font-pitch-asian="variable" style:font-size-asian="11pt" style:language-asian="zxx" style:country-asian="none" style:font-name-complex="Times New Roman" style:font-family-complex="'Times New Roman'" style:font-family-generic-complex="roman" style:font-pitch-complex="variable" style:font-size-complex="11pt"/>
    </style:style>
    <style:style style:name="Code_20_Caption_20_Char" style:display-name="Code Caption Char" style:family="text">
      <style:text-properties style:font-name="Utopia" fo:font-family="Utopia" style:font-family-generic="roman" style:font-pitch="variable" fo:font-size="11pt" fo:language="en" fo:country="GB" fo:font-style="italic" style:font-name-asian="Calibri" style:font-family-asian="Calibri" style:font-family-generic-asian="swiss" style:font-pitch-asian="variable" style:font-size-asian="11pt" style:language-asian="zxx" style:country-asian="none" style:font-style-asian="italic" style:font-name-complex="Times New Roman" style:font-family-complex="'Times New Roman'" style:font-family-generic-complex="roman" style:font-pitch-complex="variable" style:font-size-complex="11pt"/>
    </style:style>
    <style:style style:name="Quote_20_Char" style:display-name="Quote Char" style:family="text">
      <style:text-properties style:font-name="Utopia" fo:font-family="Utopia" style:font-family-generic="roman" style:font-pitch="variable" fo:font-size="12pt" fo:language="en" fo:country="GB" fo:font-style="italic" style:font-name-asian="Calibri" style:font-family-asian="Calibri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1pt" style:font-style-complex="italic"/>
    </style:style>
    <style:style style:name="Exercise_20_Body_20_Char" style:display-name="Exercise Body Char" style:family="text">
      <style:text-properties style:font-name="HelveticaNeue Condensed" fo:font-family="'HelveticaNeue Condensed'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SB_20_Code_20_Char" style:display-name="SB Code Char" style:family="text">
      <style:text-properties style:font-name="TheSansMonoConNormal" fo:font-family="TheSansMonoConNormal" style:font-family-generic="roman" style:font-pitch="variable" fo:font-size="9pt" fo:language="zxx" fo:country="none" style:font-size-asian="9pt" style:language-asian="zxx" style:country-asian="none" style:font-name-complex="TheSansMonoConNormal" style:font-family-complex="TheSansMonoConNormal" style:font-family-generic-complex="roman" style:font-pitch-complex="variable"/>
    </style:style>
    <style:style style:name="Exercise_20_Code_20_Char" style:display-name="Exercise Code Char" style:family="text">
      <style:text-properties style:font-name="TheSansMonoConNormal" fo:font-family="TheSansMonoConNormal" style:font-family-generic="roman" style:font-pitch="variable" fo:language="en" fo:country="GB" style:font-name-asian="Calibri" style:font-family-asian="Calibri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ody_20_Text_20_First_20_Char" style:display-name="Body Text First Char" style:family="text">
      <style:text-properties style:font-name="Utopia" fo:font-family="Utopia" style:font-family-generic="roman" style:font-pitch="variable" fo:font-size="11pt" fo:language="en" fo:country="IN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Code_20_Inline" style:display-name="Code Inline" style:family="text">
      <style:text-properties fo:color="#000000" style:font-name="TheSansMonoConNormal" fo:font-family="TheSansMonoConNormal" style:font-family-generic="roman" style:font-pitch="variable" fo:font-size="11pt" fo:background-color="transparent" style:font-size-asian="11pt" style:font-name-complex="TheSansMonoConNormal" style:font-family-complex="TheSansMonoConNormal" style:font-family-generic-complex="roman" style:font-pitch-complex="variable"/>
    </style:style>
    <style:style style:name="Dingbat_20_Char_20_Char" style:display-name="Dingbat Char Char" style:family="text">
      <style:text-properties fo:color="#bfbfbf" style:font-name="ZapfDingbats1" fo:font-family="ZapfDingbats" style:font-family-generic="decorative" style:font-pitch="variable" fo:language="en" fo:country="US" style:font-name-complex="ZapfDingbats1" style:font-family-complex="ZapfDingbats" style:font-family-generic-complex="decorative" style:font-pitch-complex="variable" style:font-size-complex="12pt" style:language-complex="ar" style:country-complex="SA"/>
    </style:style>
    <style:style style:name="Page_20_Number" style:display-name="Page Number" style:family="text" style:parent-style-name="Default_20_Paragraph_20_Font"/>
    <style:style style:name="Side_20_Bar_20_Body_20_Char" style:display-name="Side Bar Body Char" style:family="text">
      <style:text-properties style:font-name="HelveticaNeue Condensed" fo:font-family="'HelveticaNeue Condensed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Exercise_20_Last_20_Char" style:display-name="Exercise Last Char" style:family="text">
      <style:text-properties style:font-name="HelveticaNeue Condensed" fo:font-family="'HelveticaNeue Condensed'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Side_20_Bar_20_Last_20_Char" style:display-name="Side Bar Last Char" style:family="text">
      <style:text-properties style:font-name="HelveticaNeue Condensed" fo:font-family="'HelveticaNeue Condensed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Exercise_20_Num_20_Char" style:display-name="Exercise Num Char" style:family="text">
      <style:text-properties style:font-name="HelveticaNeue Condensed" fo:font-family="'HelveticaNeue Condensed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Side_20_Bar_20_Num_20_Char" style:display-name="Side Bar Num Char" style:family="text">
      <style:text-properties style:font-name="HelveticaNeue Condensed" fo:font-family="'HelveticaNeue Condensed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Body_20_Text_20_Indent_20_Char" style:display-name="Body Text Indent Char" style:family="text">
      <style:text-properties fo:font-size="12pt" style:font-size-asian="12pt"/>
    </style:style>
    <style:style style:name="Body_20_Text_20_First_20_Indent_20_2_20_Char" style:display-name="Body Text First Indent 2 Char" style:family="text">
      <style:text-properties fo:font-size="12pt" style:font-size-asian="12pt"/>
    </style:style>
    <style:style style:name="Note_2f_Tip_2f_Caution_20_Char" style:display-name="Note/Tip/Caution Char" style:family="text">
      <style:text-properties style:font-name="HelveticaNeue Condensed" fo:font-family="'HelveticaNeue Condensed'" style:font-family-generic="swiss" style:font-pitch="variable" fo:font-size="13pt" fo:language="en" fo:country="GB" style:font-name-asian="Calibri" style:font-family-asian="Calibri" style:font-family-generic-asian="swiss" style:font-pitch-asian="variable" style:font-size-asian="13pt" style:font-name-complex="Times New Roman" style:font-family-complex="'Times New Roman'" style:font-family-generic-complex="roman" style:font-pitch-complex="variable" style:font-size-complex="11pt"/>
    </style:style>
    <style:style style:name="Footer_20_Char" style:display-name="Footer Char" style:family="text">
      <style:text-properties style:font-name="Utopia" fo:font-family="Utopia" style:font-family-generic="roman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Header_20_Char" style:display-name="Header Char" style:family="text">
      <style:text-properties style:font-name="HelveticaNeue Condensed" fo:font-family="'HelveticaNeue Condensed'" style:font-family-generic="swiss" style:font-pitch="variable" fo:font-size="14pt" fo:language="en" fo:country="GB" fo:font-weight="bold" style:font-name-asian="Calibri" style:font-family-asian="Calibri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1pt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ingbat_20_Symbol" style:display-name="Dingbat Symbol" style:family="text">
      <style:text-properties fo:color="#bfbfbf" style:font-name="ZapfDingbats1" fo:font-family="ZapfDingbats" style:font-family-generic="decorative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Comment_20_Subject_20_Char" style:display-name="Comment Subject Char" style:family="text">
      <style:text-properties style:font-name="Calibri" fo:font-family="Calibri" style:font-family-generic="swiss" style:font-pitch="variable" fo:language="en" fo:country="US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TML_20_Preformatted_20_Char" style:display-name="HTML Preformatted Char" style:family="text">
      <style:text-properties style:font-name="Courier" fo:font-family="Courier" style:font-family-generic="modern" style:font-name-complex="Courier" style:font-family-complex="Courier" style:font-family-generic-complex="modern"/>
    </style:style>
    <style:style style:name="kwd" style:family="text"/>
    <style:style style:name="pln" style:family="text"/>
    <style:style style:name="typ" style:family="text"/>
    <style:style style:name="pun" style:family="text"/>
    <style:style style:name="Numbering_20_Symbols" style:display-name="Numbering Symbols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Times" fo:font-family="Times" style:font-family-generic="roman" style:font-pitch="variable" style:font-name-asian="Calibri" style:font-family-asian="Calibri" style:font-family-generic-asian="swiss" style:font-pitch-asian="variable" style:font-name-complex="Times" style:font-family-complex="Times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Times" fo:font-family="Times" style:font-family-generic="roman" style:font-pitch="variable" style:font-name-asian="Calibri" style:font-family-asian="Calibri" style:font-family-generic-asian="swiss" style:font-pitch-asian="variable" style:font-name-complex="Times" style:font-family-complex="Times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Times" fo:font-family="Times" style:font-family-generic="roman" style:font-pitch="variable" style:font-name-asian="Calibri" style:font-family-asian="Calibri" style:font-family-generic-asian="swiss" style:font-pitch-asian="variable" style:font-name-complex="Times" style:font-family-complex="Times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Wingdings" fo:font-family="Wingdings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/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Emphasis" style:family="text">
      <style:text-properties fo:font-style="italic" style:font-style-asian="italic" style:font-style-complex="italic"/>
    </style:style>
    <style:style style:name="Footnote_20_Text_20_Char" style:display-name="Footnote Text Char" style:family="text">
      <style:text-properties style:font-name="Utopia" fo:font-family="Utopia" style:font-family-generic="roman" style:font-pitch="variable" fo:language="en" fo:country="GB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Footnote_20_Symbol" style:display-name="Footnote Symbol" style:family="text">
      <style:text-properties style:text-position="super 58%"/>
    </style:style>
    <style:style style:name="Side_20_Bar_20_Code_20_Char" style:display-name="Side Bar Code Char" style:family="text">
      <style:text-properties style:font-name="HelveticaNeue Condensed" fo:font-family="'HelveticaNeue Condensed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Intense_20_Emphasis" style:display-name="Intense Emphasis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2pt"/>
    </style:style>
    <style:style style:name="Gray_20_Dingbat" style:display-name="Gray Dingbat" style:family="text">
      <style:text-properties fo:color="#bfbfbf" style:font-name="ZapfDingbats1" fo:font-family="ZapfDingbats" style:font-family-generic="decorative" style:font-pitch="variable" style:font-name-complex="ZapfDingbats1" style:font-family-complex="ZapfDingbats" style:font-family-generic-complex="decorative" style:font-pitch-complex="variable" style:font-size-complex="12pt"/>
    </style:style>
    <style:style style:name="FM_20_Edition_20_Char" style:display-name="FM Edition Char" style:family="text">
      <style:text-properties fo:color="#808080" style:font-name="HelveticaNeue MediumCond1" fo:font-family="'HelveticaNeue MediumCond'" style:font-family-generic="swiss" style:font-pitch="variable" fo:font-size="24pt" style:font-name-asian="Calibri" style:font-family-asian="Calibri" style:font-family-generic-asian="swiss" style:font-pitch-asian="variable" style:font-size-asian="24pt" style:font-name-complex="Times New Roman" style:font-family-complex="'Times New Roman'" style:font-family-generic-complex="roman" style:font-pitch-complex="variable" style:font-size-complex="11pt"/>
    </style:style>
    <style:style style:name="Part_20_Number_20_Char" style:display-name="Part Number Char" style:family="text">
      <style:text-properties fo:text-transform="uppercase" style:font-name="Arial" fo:font-family="Arial" style:font-family-generic="swiss" style:font-pitch="variable" fo:font-size="26pt" fo:font-weight="bold" style:font-name-asian="Calibri" style:font-family-asian="Calibri" style:font-family-generic-asian="swiss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Part_20_Title_20_Char" style:display-name="Part Title Char" style:family="text">
      <style:text-properties style:font-name="Arial" fo:font-family="Arial" style:font-family-generic="swiss" style:font-pitch="variable" fo:font-size="32pt" fo:font-weight="bold" style:font-name-asian="Calibri" style:font-family-asian="Calibri" style:font-family-generic-asian="swiss" style:font-pitch-asian="variable" style:font-size-asian="32pt" style:font-weight-asian="bold" style:font-name-complex="Times New Roman" style:font-family-complex="'Times New Roman'" style:font-family-generic-complex="roman" style:font-pitch-complex="variable" style:font-size-complex="24pt"/>
    </style:style>
    <style:style style:name="FM_20_Head_20_Char" style:display-name="FM Head Char" style:family="text">
      <style:text-properties style:font-name="Arial Narrow" fo:font-family="'Arial Narrow'" style:font-family-generic="swiss" style:font-pitch="variable" fo:font-size="30pt" fo:letter-spacing="-0.0138in" fo:font-weight="bold" style:font-name-asian="Calibri" style:font-family-asian="Calibri" style:font-family-generic-asian="swiss" style:font-pitch-asian="variable" style:font-size-asian="30pt" style:font-weight-asian="bold" style:font-name-complex="Times New Roman" style:font-family-complex="'Times New Roman'" style:font-family-generic-complex="roman" style:font-pitch-complex="variable" style:font-size-complex="24p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5in" fo:text-indent="-0.25in" fo:margin-left="0.6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05in" fo:text-indent="-0.4in" fo:margin-left="1.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5in" fo:text-indent="-0.25in" fo:margin-left="0.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5in" fo:text-indent="-0.25in" fo:margin-left="0.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05in" fo:text-indent="-0.4in" fo:margin-left="1.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05in" fo:text-indent="-0.4in" fo:margin-left="1.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7.5in" fo:page-height="9.25in" style:num-format="1" style:print-orientation="portrait" fo:margin-top="0.5in" fo:margin-bottom="0.5in" fo:margin-left="0.75in" fo:margin-right="0.75in" style:writing-mode="lr-tb" style:layout-grid-color="#c0c0c0" style:layout-grid-lines="36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Exploring C++ 20</dc:title>
    <meta:initial-creator>BPR</meta:initial-creator>
    <meta:creation-date>2013-08-07T23:49:00</meta:creation-date>
    <dc:creator>Ray Lischner</dc:creator>
    <dc:date>2020-04-28T10:23:10.411057117</dc:date>
    <meta:print-date>2009-03-19T10:05:00</meta:print-date>
    <meta:editing-cycles>16</meta:editing-cycles>
    <meta:editing-duration>PT2H48M40S</meta:editing-duration>
    <meta:generator>LibreOffice/6.4.2.2$Linux_X86_64 LibreOffice_project/40$Build-2</meta:generator>
    <meta:document-statistic meta:table-count="0" meta:image-count="0" meta:object-count="0" meta:page-count="5" meta:paragraph-count="79" meta:word-count="955" meta:character-count="6110" meta:non-whitespace-character-count="5167"/>
    <meta:user-defined meta:name="Chapter Number">16</meta:user-defined>
    <meta:user-defined meta:name="ContentType">Document</meta:user-defined>
  </office:meta>
</office:document-meta>
</file>